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7.225cm"/>
    </style:style>
    <style:style style:name="co3" style:family="table-column">
      <style:table-column-properties fo:break-before="auto" style:column-width="5.754cm"/>
    </style:style>
    <style:style style:name="co4" style:family="table-column">
      <style:table-column-properties fo:break-before="auto" style:column-width="8.91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4.937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5.237cm"/>
    </style:style>
    <style:style style:name="co10" style:family="table-column">
      <style:table-column-properties fo:break-before="auto" style:column-width="3.48cm"/>
    </style:style>
    <style:style style:name="co11" style:family="table-column">
      <style:table-column-properties fo:break-before="auto" style:column-width="3.926cm"/>
    </style:style>
    <style:style style:name="co12" style:family="table-column">
      <style:table-column-properties fo:break-before="auto" style:column-width="9.56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3.567cm"/>
    </style:style>
    <style:style style:name="co15" style:family="table-column">
      <style:table-column-properties fo:break-before="auto" style:column-width="3.376cm"/>
    </style:style>
    <style:style style:name="co16" style:family="table-column">
      <style:table-column-properties fo:break-before="auto" style:column-width="14.141cm"/>
    </style:style>
    <style:style style:name="co17" style:family="table-column">
      <style:table-column-properties fo:break-before="auto" style:column-width="8.177cm"/>
    </style:style>
    <style:style style:name="co18" style:family="table-column">
      <style:table-column-properties fo:break-before="auto" style:column-width="9.703cm"/>
    </style:style>
    <style:style style:name="co19" style:family="table-column">
      <style:table-column-properties fo:break-before="auto" style:column-width="9.811cm"/>
    </style:style>
    <style:style style:name="co20" style:family="table-column">
      <style:table-column-properties fo:break-before="auto" style:column-width="3.657cm"/>
    </style:style>
    <style:style style:name="co21" style:family="table-column">
      <style:table-column-properties fo:break-before="auto" style:column-width="4.092cm"/>
    </style:style>
    <style:style style:name="co22" style:family="table-column">
      <style:table-column-properties fo:break-before="auto" style:column-width="12.672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0">
      <number:hours number:style="long"/>
      <number:text>:</number:text>
      <number:minutes number:style="long"/>
    </number:time-style>
    <style:style style:name="ce2" style:family="table-cell" style:parent-style-name="Default">
      <style:table-cell-properties fo:border-bottom="0.74pt solid #000000" fo:background-color="#eeeeee" style:text-align-source="fix" style:repeat-content="false" fo:wrap-option="wrap" fo:border-left="0.74pt dotted #000000" fo:border-right="0.74pt dotte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fo:border-left="0.74pt dotted #000000" fo:border-right="0.74pt dotted #000000" fo:border-top="none"/>
    </style:style>
    <style:style style:name="ce10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dotte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74pt solid #000000" fo:border-right="0.74pt dotted #000000" fo:border-top="none"/>
    </style:style>
    <style:style style:name="ce6" style:family="table-cell" style:parent-style-name="Default">
      <style:table-cell-properties fo:border-bottom="none" fo:border-left="0.74pt solid #000000" fo:border-right="0.74pt dotted #000000" fo:border-top="none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0.74pt dotte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0.74pt dotted #000000" fo:border-right="0.74pt dotte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wrap-option="no-wrap" fo:border-left="0.74pt dotted #000000" fo:border-right="0.74pt dotted #000000" fo:border-top="none"/>
    </style:style>
    <style:style style:name="ce22" style:family="table-cell" style:parent-style-name="Default">
      <style:table-cell-properties fo:border-bottom="0.74pt solid #000000" fo:border-left="0.74pt dotted #000000" fo:border-right="0.74pt dotted #000000" fo:border-top="none"/>
    </style:style>
    <style:style style:name="ce13" style:family="table-cell" style:parent-style-name="Default" style:data-style-name="N37">
      <style:table-cell-properties fo:border-bottom="none" fo:border-left="0.74pt dotted #000000" fo:border-right="0.74pt dotted #000000" fo:border-top="none"/>
    </style:style>
    <style:style style:name="ce24" style:family="table-cell" style:parent-style-name="Default" style:data-style-name="N60">
      <style:table-cell-properties fo:border-bottom="none" fo:border-left="0.74pt dotted #000000" fo:border-right="0.74pt dotted #000000" fo:border-top="none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wrap-option="wrap" fo:border-left="0.74pt dotte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dotted #000000" fo:border-right="0.74pt solid #000000" fo:border-top="none"/>
    </style:style>
    <style:style style:name="ce9" style:family="table-cell" style:parent-style-name="Default">
      <style:table-cell-properties fo:border-bottom="0.74pt solid #000000" fo:border-left="0.74pt dotted #000000" fo:border-right="0.74pt solid #000000" fo:border-top="none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. Betroffener: persönlich&quot;;&quot;2. Betroffener: telefonisch&quot;;&quot;3. Betroffener: Mail, online-Fragebogen, Fax&quot;;&quot;4. Polizei&quot;;&quot;5. andere&quot;)" table:allow-empty-cell="true" table:display-list="unsorted" table:base-cell-address="Tabelle1.B2">
          <table:error-message table:message-type="stop" table:display="true"/>
        </table:content-validation>
        <table:content-validation table:name="val2" table:condition="of:cell-content-is-in-list(&quot;1. Ich selbst&quot;;&quot;2. Mein*e Freund*in/Lebenspartner*in&quot;;&quot;3. Ein mir nahestehender Mensch&quot;;&quot;4. Eine mir bekannte Person&quot;;&quot;5. Eine mir unbekannte Person&quot;;&quot;6. Ich habe von der Gewalttat gehört&quot;;&quot;7. Anderes&quot;)" table:allow-empty-cell="true" table:display-list="unsorted" table:base-cell-address="Tabelle1.C2">
          <table:error-message table:message-type="stop" table:display="true"/>
        </table:content-validation>
        <table:content-validation table:name="val3" table:condition="of:cell-content-is-in-list(&quot;Ich&quot;;&quot;Mein*e Freund*in/Lebenspartner*in&quot;;&quot;Ein mir nahestehender Mensch&quot;;&quot;Eine mir bekannte Person&quot;;&quot;Eine mir unbekannte Person&quot;;&quot;Ich habe von der Gewalttat gehört&quot;;&quot;Anderes&quot;)" table:allow-empty-cell="true" table:display-list="unsorted" table:base-cell-address="Tabelle1.C2">
          <table:error-message table:message-type="stop" table:display="true"/>
        </table:content-validation>
        <table:content-validation table:name="val4" table:condition="of:cell-content-is-in-list(&quot;1. Anfragen wegen Polizeimaßnahmen &quot;;&quot;2. Bedrohung durch Familie/ Gefahr von Zwangsverpartnerung&quot;;&quot;3. Beleidigung (auch Volksverhetzung)&quot;;&quot;4. Diebstahl in Wohnung&quot;;&quot;5. Diebstahl in Wohnung, sex. Interesse vorgetäuscht&quot;;&quot;6. Diebstahl (Straße, Lokal) mit sex. Nötigung&quot;;&quot;7. Diebstahl (Straße, Lokal), Trickdiebstahl&quot;;&quot;8. einfache Sachbeschädigung&quot;;&quot;9. Häusliche Gewalt (Körperverletzung, Nötigung)&quot;;&quot;10. Körperverletzung, gefährl. Körperverletzung (auch Versuch)&quot;;&quot;11. Nötigung und Bedrohung&quot;;&quot;12. Raub auf Straße&quot;;&quot;13. Raub in Wohnung&quot;;&quot;14. sexuelle Nötigung, Vergewaltigung&quot;;&quot;15. Stalking&quot;;&quot;16. Tötung/ mit Todesfolge&quot;;&quot;17. anderes&quot;)" table:allow-empty-cell="true" table:display-list="unsorted" table:base-cell-address="Tabelle1.D2">
          <table:error-message table:message-type="stop" table:display="true"/>
        </table:content-validation>
        <table:content-validation table:name="val5" table:condition="of:cell-content-is-in-list(&quot;Angepöbelt worden&quot;;&quot;Beleidigt worden&quot;;&quot;Verbal bedroht worden&quot;;&quot;Erpresst worden&quot;;&quot;Abgezogen bzw. bestohlen worden&quot;;&quot;Mit Körpergewalt bedroht worden&quot;;&quot;Mit sexuellem Übergriff/Vergewaltigung bedroht worden&quot;;&quot;Körperlich leicht verletzt worden&quot;;&quot;Körperlich schwer verletzt worden&quot;;&quot;Anderes&quot;)" table:allow-empty-cell="true" table:display-list="unsorted" table:base-cell-address="Tabelle1.E2">
          <table:error-message table:message-type="stop" table:display="true"/>
        </table:content-validation>
        <table:content-validation table:name="val6" table:condition="of:cell-content-is-date() and cell-content()&gt;43464" table:allow-empty-cell="true" table:base-cell-address="Tabelle1.G2">
          <table:error-message table:message-type="stop" table:display="true"/>
        </table:content-validation>
        <table:content-validation table:name="val7" table:condition="of:cell-content-is-in-list(&quot;00:00&quot;;&quot;00:15&quot;;&quot;00:30&quot;;&quot;00:45&quot;;&quot;01:00&quot;;&quot;01:15&quot;;&quot;01:30&quot;;&quot;01:45&quot;;&quot;02:00&quot;;&quot;19:30&quot;)" table:allow-empty-cell="true" table:display-list="unsorted" table:base-cell-address="Tabelle1.H2">
          <table:error-message table:message-type="stop" table:display="true"/>
        </table:content-validation>
        <table:content-validation table:name="val8" table:condition="of:cell-content-is-in-list(&quot;00:00&quot;;&quot;00:15&quot;;&quot;00:30&quot;;&quot;00:45&quot;;&quot;01:00&quot;;&quot;01:15&quot;;&quot;01:30&quot;;&quot;01:45&quot;;&quot;02:00&quot;)" table:allow-empty-cell="true" table:display-list="unsorted" table:base-cell-address="Tabelle1.H2">
          <table:error-message table:message-type="stop" table:display="true"/>
        </table:content-validation>
        <table:content-validation table:name="val9" table:condition="of:cell-content-is-in-list(&quot;ja&quot;;&quot;nein&quot;)" table:allow-empty-cell="true" table:display-list="unsorted" table:base-cell-address="Tabelle1.I2">
          <table:error-message table:message-type="stop" table:display="true"/>
        </table:content-validation>
        <table:content-validation table:name="val10" table:condition="of:cell-content-is-in-list(&quot;Gar nicht&quot;;&quot;Nur kurz an diesem Tag&quot;;&quot;Noch einige Tage&quot;;&quot;Mehrere Wochen&quot;;&quot;Sehr lange&quot;;&quot;Beschäftigt mich immer noch&quot;;&quot;Sonstiges&quot;)" table:allow-empty-cell="true" table:display-list="unsorted" table:base-cell-address="Tabelle1.L2">
          <table:error-message table:message-type="stop" table:display="true"/>
        </table:content-validation>
        <table:content-validation table:name="val11" table:condition="of:cell-content-is-in-list(&quot;Berlin&quot;;&quot;Anderer&quot;)" table:allow-empty-cell="true" table:display-list="unsorted" table:base-cell-address="Tabelle1.M2">
          <table:error-message table:message-type="stop" table:display="true"/>
        </table:content-validation>
        <table:content-validation table:name="val12" table:condition="of:cell-content-is-in-list(&quot;0 Berlin allg.&quot;;&quot;1 Charlottenburg&quot;;&quot;2 Friedrichshain&quot;;&quot;3 Hellersdorf&quot;;&quot;4 Hohenschönhausen&quot;;&quot;5 Köpenick&quot;;&quot;6 Kreuzberg&quot;;&quot;7 Lichtenberg&quot;;&quot;8 Marzahn&quot;;&quot;9 Mitte&quot;;&quot;10 Neukölln&quot;;&quot;11 Pankow&quot;;&quot;12 Prenzlauerberg&quot;;&quot;13 Reinickendorf&quot;;&quot;14 Schöneberg&quot;;&quot;15 Tempelhof&quot;;&quot;16 Tiergarten&quot;;&quot;17 Treptow&quot;;&quot;18 Wedding&quot;;&quot;19 Weißensee&quot;;&quot;20 Zehlendorf&quot;;&quot;&quot;;&quot;&quot;)" table:allow-empty-cell="true" table:display-list="unsorted" table:base-cell-address="Tabelle1.N10">
          <table:error-message table:message-type="stop" table:display="true"/>
        </table:content-validation>
        <table:content-validation table:name="val13" table:condition="of:cell-content-is-in-list(&quot;1. öffentliches Straßenland&quot;;&quot;2. öffentliches Straßenland, unmittelbar vor LSBT*-Lokalen&quot;;&quot;3. öffentliche Verkehrsmittel&quot;;&quot;4. Parks, Waldgebiet, Klappen&quot;;&quot;5. in der eigenen Wohnung&quot;;&quot;6. vor der eigenen Wohnung/Nachbarschaft&quot;;&quot;7. in Täter-Wohnung&quot;;&quot;8. Hotel, Pension&quot;;&quot;9. in/an LSBT*-Orten/Locations&quot;;&quot;10. gegen LSBT*-Orte/Locations, z.B. Gedenkorte&quot;;&quot;11. auf einer öffentlichen Veranstaltung/Kundgebung&quot;;&quot;12. Schule, Ausbildungsplatz, Arbeit&quot;;&quot;13. in öffentlichen Einrichtungen, z.B. Behörden&quot;;&quot;14. Internet&quot;;&quot;15. Briefe, Anrufe&quot;;&quot;16. in sozialen Medien&quot;;&quot;17. Einkaufshäuser, Geschäfte, Restaurant, Cafés etc.&quot;;&quot;18. Einrichtungen des Sports&quot;;&quot;19. Andere Orte&quot;)" table:allow-empty-cell="true" table:display-list="unsorted" table:base-cell-address="Tabelle1.T2">
          <table:error-message table:message-type="stop" table:display="true"/>
        </table:content-validation>
        <table:content-validation table:name="val14" table:condition="of:cell-content-is-in-list(&quot;Ja&quot;;&quot;Nein&quot;;&quot;Weiss ich nicht &quot;)" table:allow-empty-cell="true" table:display-list="unsorted" table:base-cell-address="Tabelle1.U2">
          <table:error-message table:message-type="stop" table:display="true"/>
        </table:content-validation>
        <table:content-validation table:name="val15" table:condition="of:cell-content-is-in-list(&quot;Nein&quot;;&quot;Ja&quot;)" table:allow-empty-cell="true" table:display-list="unsorted" table:base-cell-address="Tabelle1.Y2">
          <table:error-message table:message-type="stop" table:display="true"/>
        </table:content-validation>
        <table:content-validation table:name="val16" table:condition="of:cell-content-is-in-list(&quot;Nein&quot;;&quot;Ja&quot;)" table:allow-empty-cell="true" table:display-list="unsorted" table:base-cell-address="Tabelle1.AA2">
          <table:error-message table:message-type="stop" table:display="true"/>
        </table:content-validation>
        <table:content-validation table:name="val17" table:condition="of:cell-content-is-in-list(&quot;0 - gar nicht&quot;;&quot;1&quot;;&quot;2&quot;;&quot;3&quot;;&quot;4 - sehr&quot;)" table:allow-empty-cell="true" table:display-list="unsorted" table:base-cell-address="Tabelle1.AC2">
          <table:error-message table:message-type="stop" table:display="true"/>
        </table:content-validation>
        <table:content-validation table:name="val18" table:condition="of:cell-content-is-in-list(&quot;Nein&quot;;&quot;Ja 1 Mal&quot;;&quot;Ja mehrmals&quot;;&quot;&quot;)" table:allow-empty-cell="true" table:display-list="unsorted" table:base-cell-address="Tabelle1.AE2">
          <table:error-message table:message-type="stop" table:display="true"/>
        </table:content-validation>
        <table:content-validation table:name="val19" table:condition="of:cell-content-is-in-list(&quot;1. Ich bin schwul&quot;;&quot;2. Ich bin homosexuell (Mann)&quot;;&quot;3. Ich bin bisexuell (Mann)&quot;;&quot;4. Ich bin heterosexuell (Mann)&quot;;&quot;5. Ich bin lesbisch&quot;;&quot;6. Ich bin homosexuell (Frau)&quot;;&quot;7. Ich bin bisexuell (Frau)&quot;;&quot;8. Ich bin heterosexuell (Frau)&quot;;&quot;9. Ich bin trans*&quot;;&quot;10. Ich lehne eine Definition über geschlechtliche Identität und sexuelle Orientierung ab.&quot;;&quot;11. Ich bin anderes, und zwar:&quot;)" table:allow-empty-cell="true" table:display-list="unsorted" table:base-cell-address="Tabelle1.AF2">
          <table:error-message table:message-type="stop" table:display="true"/>
        </table:content-validation>
        <table:content-validation table:name="val20" table:condition="of:cell-content-is-whole-number() and cell-content()&gt;10" table:allow-empty-cell="true" table:base-cell-address="Tabelle1.AG2">
          <table:error-message table:message-type="stop" table:display="true"/>
        </table:content-validation>
        <table:content-validation table:name="val21" table:condition="of:cell-content-is-in-list(&quot;1. In keiner festen Beziehung&quot;;&quot;2. In fester Beziehung mit einem Mann&quot;;&quot;3. In fester Beziehung mit einer Frau&quot;;&quot;4. In fester Beziehung mit Mann und Frau&quot;;&quot;5. In Trennung/ geschieden von einem Mann&quot;;&quot;6. In Trennung/ geschieden von einer Frau&quot;;&quot;7. In fester Beziehung mit einem Trans*menschen&quot;;&quot;8. Ich bin Witwe*r&quot;;&quot;9. Anderes, und zwar:&quot;)" table:allow-empty-cell="true" table:display-list="unsorted" table:base-cell-address="Tabelle1.AH2">
          <table:error-message table:message-type="stop" table:display="true"/>
        </table:content-validation>
        <table:content-validation table:name="val22" table:condition="of:cell-content-is-in-list(&quot;1. Keinen&quot;;&quot;2. Haupt-/Volksschule/POS, 8./9.Klasse&quot;;&quot;3. Mittlere Reife, Fachhochschulabschluss/POS, 10.Klasse&quot;;&quot;4. Abitur, erweiterter OS mit Abschluss&quot;;&quot;5. Abschluss einer höheren Fachschule&quot;;&quot;6. Hochschulabschluss&quot;)" table:allow-empty-cell="true" table:display-list="unsorted" table:base-cell-address="Tabelle1.AI2">
          <table:error-message table:message-type="stop" table:display="true"/>
        </table:content-validation>
        <table:content-validation table:name="val23" table:condition="of:cell-content-is-in-list(&quot;1. Angestellte*r&quot;;&quot;2. Beamter*/ Beamtin&quot;;&quot;3. Ungelernte*r oder angelernte*r Arbeiter*in&quot;;&quot;4. Facharbeiter*in&quot;;&quot;5. Freiberuflich Tätige*r (z.B. Rechtsanwalt*/ Rechtsanwältin&quot;;&quot;)6. Selbständige*r (z.B. Gewerbe)&quot;;&quot;7. Arbeitslose*r&quot;;&quot;8. Rentner*in, Pensionär*in&quot;;&quot;9. Freiwilligendienst z.B. Bundesfreiwilligendienst&quot;;&quot;10. Student*in&quot;;&quot;11. Auszubildende*r&quot;;&quot;12. Schüler*in&quot;)" table:allow-empty-cell="true" table:display-list="unsorted" table:base-cell-address="Tabelle1.AJ2">
          <table:error-message table:message-type="stop" table:display="true"/>
        </table:content-validation>
        <table:content-validation table:name="val24" table:condition="of:cell-content-is-in-list(&quot;1. weniger als 10.000&quot;;&quot;2. 10.000 - 50.000&quot;;&quot;3. 50.000 - 100.000&quot;;&quot;4. 100.000 - 500.000&quot;;&quot;5. 500.000 - 1 Million&quot;;&quot;6. Über 1 Million&quot;)" table:allow-empty-cell="true" table:display-list="unsorted" table:base-cell-address="Tabelle1.AK2">
          <table:error-message table:message-type="stop" table:display="true"/>
        </table:content-validation>
        <table:content-validation table:name="val25" table:condition="of:cell-content-is-in-list(&quot;1. In Berlin&quot;;&quot;2. Im Land Brandenburg&quot;;&quot;3. Anderer Ort:&quot;)" table:allow-empty-cell="true" table:display-list="unsorted" table:base-cell-address="Tabelle1.AL2">
          <table:error-message table:message-type="stop" table:display="true"/>
        </table:content-validation>
        <table:content-validation table:name="val26" table:condition="of:cell-content-is-in-list(&quot;1. Nein&quot;;&quot;2. Schwulengruppe/-Verein&quot;;&quot;3. Lesbengruppe/-Verein&quot;;&quot;4. Trans*gruppe/-Verein&quot;;&quot;5. Gemischte LSBT*-Gruppe/-Verein&quot;;&quot;6. AIDS-Hilfen&quot;;&quot;7. In einem/einer Sportgruppe für Schwule/Lesben/ Bisexuelle/ Trans*personen&quot;;&quot;8. Bürgerinitiativen/ politische Gruppen&quot;;&quot;9. Gewerkschaft&quot;;&quot;10. Politische Partei&quot;;&quot;11. Kirche/Glaubensgemeinschaft&quot;;&quot;12. Andere, und zwar:&quot;)" table:allow-empty-cell="true" table:display-list="unsorted" table:base-cell-address="Tabelle1.AN2">
          <table:error-message table:message-type="stop" table:display="true"/>
        </table:content-validation>
        <table:content-validation table:name="val27" table:condition="of:cell-content-is-in-list(&quot;ja&quot;;&quot;nein&quot;)" table:allow-empty-cell="true" table:display-list="unsorted" table:base-cell-address="Tabelle1.AO2">
          <table:error-message table:message-type="stop" table:display="true"/>
        </table:content-validation>
      </table:content-validations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4" table:default-cell-style-name="ce14"/>
        <table:table-column table:style-name="co5" table:default-cell-style-name="ce5"/>
        <table:table-column table:style-name="co5" table:default-cell-style-name="ce13"/>
        <table:table-column table:style-name="co5" table:default-cell-style-name="ce24"/>
        <table:table-column table:style-name="co6" table:default-cell-style-name="ce5"/>
        <table:table-column table:style-name="co5" table:number-columns-repeated="2" table:default-cell-style-name="ce5"/>
        <table:table-column table:style-name="co7" table:default-cell-style-name="ce5"/>
        <table:table-column table:style-name="co5" table:default-cell-style-name="ce5"/>
        <table:table-column table:style-name="co8" table:default-cell-style-name="ce5"/>
        <table:table-column table:style-name="co9" table:default-cell-style-name="ce5"/>
        <table:table-column table:style-name="co2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5" table:number-columns-repeated="6" table:default-cell-style-name="ce5"/>
        <table:table-column table:style-name="co13" table:default-cell-style-name="ce5"/>
        <table:table-column table:style-name="co5" table:default-cell-style-name="ce5"/>
        <table:table-column table:style-name="co14" table:default-cell-style-name="ce5"/>
        <table:table-column table:style-name="co5" table:default-cell-style-name="ce5"/>
        <table:table-column table:style-name="co15" table:default-cell-style-name="ce5"/>
        <table:table-column table:style-name="co16" table:default-cell-style-name="ce5"/>
        <table:table-column table:style-name="co5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3" table:default-cell-style-name="ce5"/>
        <table:table-column table:style-name="co22" table:default-cell-style-name="ce5"/>
        <table:table-column table:style-name="co5" table:number-columns-repeated="2" table:default-cell-style-name="ce5"/>
        <table:table-column table:style-name="co5" table:default-cell-style-name="ce8"/>
        <table:table-column table:style-name="co5" table:number-columns-repeated="98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Kontaktweg/Quelle</text:p>
          </table:table-cell>
          <table:table-cell table:style-name="ce10" office:value-type="string" calcext:value-type="string">
            <text:p>Betroffene Person</text:p>
          </table:table-cell>
          <table:table-cell table:style-name="ce15" office:value-type="string" calcext:value-type="string">
            <text:p>Deliktform</text:p>
          </table:table-cell>
          <table:table-cell table:style-name="ce16" office:value-type="string" calcext:value-type="string">
            <text:p>Gewaltform</text:p>
          </table:table-cell>
          <table:table-cell table:style-name="ce2" office:value-type="string" calcext:value-type="string">
            <text:p>Textbeschreibung der Tat</text:p>
          </table:table-cell>
          <table:table-cell table:style-name="ce16" office:value-type="string" calcext:value-type="string">
            <text:p>Datum</text:p>
          </table:table-cell>
          <table:table-cell table:style-name="ce16" office:value-type="string" calcext:value-type="string">
            <text:p>Uhrzeit</text:p>
          </table:table-cell>
          <table:table-cell table:style-name="ce2" office:value-type="string" calcext:value-type="string">
            <text:p>Einsatz von Waffen</text:p>
          </table:table-cell>
          <table:table-cell table:style-name="ce2" office:value-type="string" calcext:value-type="string">
            <text:p>Verletze</text:p>
          </table:table-cell>
          <table:table-cell table:style-name="ce2" office:value-type="string" calcext:value-type="string">
            <text:p>Andere Personen betroffen</text:p>
          </table:table-cell>
          <table:table-cell table:style-name="ce2" office:value-type="string" calcext:value-type="string">
            <text:p>Dauer des Traumas</text:p>
          </table:table-cell>
          <table:table-cell table:style-name="ce2" office:value-type="string" calcext:value-type="string">
            <text:p>Ort</text:p>
          </table:table-cell>
          <table:table-cell table:style-name="ce2" office:value-type="string" calcext:value-type="string">
            <text:p>Bezirk (alt)</text:p>
          </table:table-cell>
          <table:table-cell table:style-name="ce2" office:value-type="string" calcext:value-type="string">
            <text:p>Ort genau</text:p>
          </table:table-cell>
          <table:table-cell table:style-name="ce16" office:value-type="string" calcext:value-type="string">
            <text:p>Koordinaten Google (lat,lon)</text:p>
          </table:table-cell>
          <table:table-cell table:style-name="ce16" office:value-type="string" calcext:value-type="string">
            <text:p>Pos ,</text:p>
          </table:table-cell>
          <table:table-cell table:style-name="ce16" office:value-type="string" calcext:value-type="string">
            <text:p>Lat Y</text:p>
          </table:table-cell>
          <table:table-cell table:style-name="ce16" office:value-type="string" calcext:value-type="string">
            <text:p>Lon X</text:p>
          </table:table-cell>
          <table:table-cell table:style-name="ce16" office:value-type="string" calcext:value-type="string">
            <text:p>Tatort</text:p>
          </table:table-cell>
          <table:table-cell table:style-name="ce2" office:value-type="string" calcext:value-type="string">
            <text:p>Queerfeindliche Tat</text:p>
          </table:table-cell>
          <table:table-cell table:style-name="ce2" office:value-type="string" calcext:value-type="string">
            <text:p>Anzahl Täter</text:p>
          </table:table-cell>
          <table:table-cell table:style-name="ce2" office:value-type="string" calcext:value-type="string">
            <text:p>Alter Täter</text:p>
          </table:table-cell>
          <table:table-cell table:style-name="ce2" office:value-type="string" calcext:value-type="string">
            <text:p>Geschlecht Täter</text:p>
          </table:table-cell>
          <table:table-cell table:style-name="ce2" office:value-type="string" calcext:value-type="string">
            <text:p>Zuvor bekannt</text:p>
          </table:table-cell>
          <table:table-cell table:style-name="ce2" office:value-type="string" calcext:value-type="string">
            <text:p>Polizei verständigt</text:p>
          </table:table-cell>
          <table:table-cell table:style-name="ce2" office:value-type="string" calcext:value-type="string">
            <text:p>Gefühlte Mitschuld an Tat</text:p>
          </table:table-cell>
          <table:table-cell table:style-name="ce2" office:value-type="string" calcext:value-type="string">
            <text:p>Gespräch mit anderen Personen</text:p>
          </table:table-cell>
          <table:table-cell table:style-name="ce2" office:value-type="string" calcext:value-type="string">
            <text:p>Qualität der Unterstützung</text:p>
          </table:table-cell>
          <table:table-cell table:style-name="ce2" office:value-type="string" calcext:value-type="string">
            <text:p>Wirkung auf das Verhalten</text:p>
          </table:table-cell>
          <table:table-cell table:style-name="ce2" office:value-type="string" calcext:value-type="string">
            <text:p>Schon früher diskriminiert</text:p>
          </table:table-cell>
          <table:table-cell table:style-name="ce2" office:value-type="string" calcext:value-type="string">
            <text:p>Selbstbezeichnung</text:p>
          </table:table-cell>
          <table:table-cell table:style-name="ce2" office:value-type="string" calcext:value-type="string">
            <text:p>Alter</text:p>
          </table:table-cell>
          <table:table-cell table:style-name="ce2" office:value-type="string" calcext:value-type="string">
            <text:p>Beziehung</text:p>
          </table:table-cell>
          <table:table-cell table:style-name="ce2" office:value-type="string" calcext:value-type="string">
            <text:p>Schulabschluss</text:p>
          </table:table-cell>
          <table:table-cell table:style-name="ce2" office:value-type="string" calcext:value-type="string">
            <text:p>Berufliche Stellung</text:p>
          </table:table-cell>
          <table:table-cell table:style-name="ce2" office:value-type="string" calcext:value-type="string">
            <text:p>Einwohnerzahl Wohnort</text:p>
          </table:table-cell>
          <table:table-cell table:style-name="ce2" office:value-type="string" calcext:value-type="string">
            <text:p>Wohnort</text:p>
          </table:table-cell>
          <table:table-cell table:style-name="ce2" office:value-type="string" calcext:value-type="string">
            <text:p>Staats-angehörigkeit</text:p>
          </table:table-cell>
          <table:table-cell table:style-name="ce2" office:value-type="string" calcext:value-type="string">
            <text:p>Aktiv in einer Gruppe/Organisation</text:p>
          </table:table-cell>
          <table:table-cell table:style-name="ce2" office:value-type="string" calcext:value-type="string">
            <text:p>Rückfragen gestattet</text:p>
          </table:table-cell>
          <table:table-cell table:style-name="ce2" office:value-type="string" calcext:value-type="string">
            <text:p>Woher kennst du Maneo?</text:p>
          </table:table-cell>
          <table:table-cell table:style-name="ce18" office:value-type="string" calcext:value-type="string">
            <text:p>Kommentar</text:p>
          </table:table-cell>
          <table:table-cell table:style-name="ce21" table:number-columns-repeated="9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4. Polizei</text:p>
          </table:table-cell>
          <table:table-cell table:content-validation-name="val2" office:value-type="string" calcext:value-type="string">
            <text:p>1. Ich selbst</text:p>
          </table:table-cell>
          <table:table-cell table:content-validation-name="val4" office:value-type="string" calcext:value-type="string">
            <text:p>2. Bedrohung durch Familie/ Gefahr von Zwangsverpartnerung</text:p>
          </table:table-cell>
          <table:table-cell table:content-validation-name="val5" office:value-type="string" calcext:value-type="string">
            <text:p>Mit Körpergewalt bedroht worden</text:p>
          </table:table-cell>
          <table:table-cell/>
          <table:table-cell table:content-validation-name="val6" office:value-type="date" office:date-value="2022-05-02" calcext:value-type="date">
            <text:p>02.05.22</text:p>
          </table:table-cell>
          <table:table-cell table:content-validation-name="val7" office:value-type="time" office:time-value="PT19H30M00S" calcext:value-type="time">
            <text:p>19:30</text:p>
          </table:table-cell>
          <table:table-cell table:content-validation-name="val9" office:value-type="string" calcext:value-type="string">
            <text:p>nein</text:p>
          </table:table-cell>
          <table:table-cell table:number-columns-repeated="2" table:content-validation-name="val9" office:value-type="string" calcext:value-type="string">
            <text:p>ja</text:p>
          </table:table-cell>
          <table:table-cell table:content-validation-name="val10" office:value-type="string" calcext:value-type="string">
            <text:p>Mehrere Wochen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 office:value-type="string" calcext:value-type="string">
            <text:p>10 Neukölln</text:p>
          </table:table-cell>
          <table:table-cell office:value-type="string" calcext:value-type="string">
            <text:p>Sonnenallee / Ringbahn</text:p>
          </table:table-cell>
          <table:table-cell table:style-name="Default" office:value-type="string" calcext:value-type="string">
            <text:p>52.4738090424753, 13.455998098948202</text:p>
          </table:table-cell>
          <table:table-cell table:style-name="Default" table:formula="of:=SEARCH(&quot;,&quot;;[.P2])" office:value-type="float" office:value="17" calcext:value-type="float">
            <text:p>17</text:p>
          </table:table-cell>
          <table:table-cell table:style-name="Default" table:formula="of:=MID([.P2];1;[.Q2]-1)" office:value-type="string" office:string-value="52.4738090424753" calcext:value-type="string">
            <text:p>52.4738090424753</text:p>
          </table:table-cell>
          <table:table-cell table:style-name="Default" table:formula="of:=MID([.P2];[.Q2]+2;19)" office:value-type="string" office:string-value="13.455998098948202" calcext:value-type="string">
            <text:p>13.455998098948202</text:p>
          </table:table-cell>
          <table:table-cell table:content-validation-name="val13" office:value-type="string" calcext:value-type="string">
            <text:p>1. öffentliches Straßenland</text:p>
          </table:table-cell>
          <table:table-cell table:content-validation-name="val14" office:value-type="string" calcext:value-type="string">
            <text:p>J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ännlich</text:p>
          </table:table-cell>
          <table:table-cell table:content-validation-name="val15" office:value-type="string" calcext:value-type="string">
            <text:p>Nein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6" office:value-type="string" calcext:value-type="string">
            <text:p>Nein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7" office:value-type="float" office:value="1" calcext:value-type="float">
            <text:p>1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8" office:value-type="string" calcext:value-type="string">
            <text:p>Ja mehrmals</text:p>
          </table:table-cell>
          <table:table-cell table:content-validation-name="val19" office:value-type="string" calcext:value-type="string">
            <text:p>9. Ich bin trans*</text:p>
          </table:table-cell>
          <table:table-cell table:content-validation-name="val20" office:value-type="float" office:value="24" calcext:value-type="float">
            <text:p>24</text:p>
          </table:table-cell>
          <table:table-cell table:content-validation-name="val21" office:value-type="string" calcext:value-type="string">
            <text:p>1. In keiner festen Beziehung</text:p>
          </table:table-cell>
          <table:table-cell table:content-validation-name="val22" office:value-type="string" calcext:value-type="string">
            <text:p>4. Abitur, erweiterter OS mit Abschluss</text:p>
          </table:table-cell>
          <table:table-cell table:content-validation-name="val23" office:value-type="string" calcext:value-type="string">
            <text:p>1. Angestellte*r</text:p>
          </table:table-cell>
          <table:table-cell table:content-validation-name="val24" office:value-type="string" calcext:value-type="string">
            <text:p>6. Über 1 Million</text:p>
          </table:table-cell>
          <table:table-cell table:content-validation-name="val25" office:value-type="string" calcext:value-type="string">
            <text:p>1. In Berlin</text:p>
          </table:table-cell>
          <table:table-cell office:value-type="string" calcext:value-type="string">
            <text:p>Deutsch</text:p>
          </table:table-cell>
          <table:table-cell table:content-validation-name="val26" office:value-type="string" calcext:value-type="string">
            <text:p>1. Nein</text:p>
          </table:table-cell>
          <table:table-cell table:content-validation-name="val27" office:value-type="string" calcext:value-type="string">
            <text:p>nein</text:p>
          </table:table-cell>
          <table:table-cell table:number-columns-repeated="98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1. Betroffener: persönlich</text:p>
          </table:table-cell>
          <table:table-cell table:content-validation-name="val2" office:value-type="string" calcext:value-type="string">
            <text:p>1. Ich selbst</text:p>
          </table:table-cell>
          <table:table-cell table:content-validation-name="val4" office:value-type="string" calcext:value-type="string">
            <text:p>3. Beleidigung (auch Volksverhetzung)</text:p>
          </table:table-cell>
          <table:table-cell table:content-validation-name="val5" office:value-type="string" calcext:value-type="string">
            <text:p>Mit Körpergewalt bedroht worden</text:p>
          </table:table-cell>
          <table:table-cell/>
          <table:table-cell table:content-validation-name="val6" office:value-type="date" office:date-value="2020-06-14" calcext:value-type="date">
            <text:p>14.06.20</text:p>
          </table:table-cell>
          <table:table-cell table:content-validation-name="val8" office:value-type="time" office:time-value="PT01H45M00S" calcext:value-type="time">
            <text:p>01:45</text:p>
          </table:table-cell>
          <table:table-cell table:content-validation-name="val9" office:value-type="string" calcext:value-type="string">
            <text:p>nein</text:p>
          </table:table-cell>
          <table:table-cell table:content-validation-name="val9" office:value-type="string" calcext:value-type="string">
            <text:p>ja</text:p>
          </table:table-cell>
          <table:table-cell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Noch einige Tage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 office:value-type="string" calcext:value-type="string">
            <text:p>10 Neukölln</text:p>
          </table:table-cell>
          <table:table-cell office:value-type="string" calcext:value-type="string">
            <text:p>Hasenheide</text:p>
          </table:table-cell>
          <table:table-cell office:value-type="string" calcext:value-type="string">
            <text:p>52.48368039997494, 13.412897510866202</text:p>
          </table:table-cell>
          <table:table-cell table:style-name="Default" table:formula="of:=SEARCH(&quot;,&quot;;[.P3])" office:value-type="float" office:value="18" calcext:value-type="float">
            <text:p>18</text:p>
          </table:table-cell>
          <table:table-cell table:style-name="Default" table:formula="of:=MID([.P3];1;[.Q3]-1)" office:value-type="string" office:string-value="52.48368039997494" calcext:value-type="string">
            <text:p>52.48368039997494</text:p>
          </table:table-cell>
          <table:table-cell table:style-name="Default" table:formula="of:=MID([.P3];[.Q3]+2;19)" office:value-type="string" office:string-value="13.412897510866202" calcext:value-type="string">
            <text:p>13.412897510866202</text:p>
          </table:table-cell>
          <table:table-cell table:content-validation-name="val13" office:value-type="string" calcext:value-type="string">
            <text:p>4. Parks, Waldgebiet, Klappen</text:p>
          </table:table-cell>
          <table:table-cell table:content-validation-name="val14" office:value-type="string" calcext:value-type="string">
            <text:p>J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ännlich</text:p>
          </table:table-cell>
          <table:table-cell table:content-validation-name="val15" office:value-type="string" calcext:value-type="string">
            <text:p>Nein</text:p>
          </table:table-cell>
          <table:table-cell table:number-columns-repeated="2" table:content-validation-name="val16" office:value-type="string" calcext:value-type="string">
            <text:p>Nein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7" office:value-type="float" office:value="2" calcext:value-type="float">
            <text:p>2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8" office:value-type="string" calcext:value-type="string">
            <text:p>Ja 1 Mal</text:p>
          </table:table-cell>
          <table:table-cell table:content-validation-name="val19" office:value-type="string" calcext:value-type="string">
            <text:p>2. Ich bin homosexuell (Mann)</text:p>
          </table:table-cell>
          <table:table-cell table:content-validation-name="val20" office:value-type="float" office:value="41" calcext:value-type="float">
            <text:p>41</text:p>
          </table:table-cell>
          <table:table-cell table:content-validation-name="val21" office:value-type="string" calcext:value-type="string">
            <text:p>2. In fester Beziehung mit einem Mann</text:p>
          </table:table-cell>
          <table:table-cell table:content-validation-name="val22" office:value-type="string" calcext:value-type="string">
            <text:p>5. Abschluss einer höheren Fachschule</text:p>
          </table:table-cell>
          <table:table-cell table:content-validation-name="val23" office:value-type="string" calcext:value-type="string">
            <text:p>4. Facharbeiter*in</text:p>
          </table:table-cell>
          <table:table-cell table:content-validation-name="val24" office:value-type="string" calcext:value-type="string">
            <text:p>6. Über 1 Million</text:p>
          </table:table-cell>
          <table:table-cell table:content-validation-name="val25" office:value-type="string" calcext:value-type="string">
            <text:p>1. In Berlin</text:p>
          </table:table-cell>
          <table:table-cell office:value-type="string" calcext:value-type="string">
            <text:p>Spanisch</text:p>
          </table:table-cell>
          <table:table-cell table:content-validation-name="val26" office:value-type="string" calcext:value-type="string">
            <text:p>1. Nein</text:p>
          </table:table-cell>
          <table:table-cell table:content-validation-name="val27" office:value-type="string" calcext:value-type="string">
            <text:p>ja</text:p>
          </table:table-cell>
          <table:table-cell table:number-columns-repeated="98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5. andere</text:p>
          </table:table-cell>
          <table:table-cell table:content-validation-name="val2" office:value-type="string" calcext:value-type="string">
            <text:p>5. Eine mir unbekannte Person</text:p>
          </table:table-cell>
          <table:table-cell table:content-validation-name="val4" office:value-type="string" calcext:value-type="string">
            <text:p>4. Diebstahl in Wohnung</text:p>
          </table:table-cell>
          <table:table-cell table:content-validation-name="val5" office:value-type="string" calcext:value-type="string">
            <text:p>Verbal bedroht worden</text:p>
          </table:table-cell>
          <table:table-cell/>
          <table:table-cell table:content-validation-name="val6" office:value-type="date" office:date-value="2021-11-25" calcext:value-type="date">
            <text:p>25.11.21</text:p>
          </table:table-cell>
          <table:table-cell office:value-type="time" office:time-value="PT14H45M00S" calcext:value-type="time">
            <text:p>14:45</text:p>
          </table:table-cell>
          <table:table-cell table:number-columns-repeated="3"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Nur kurz an diesem Tag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 office:value-type="string" calcext:value-type="string">
            <text:p>1 Charlottenburg</text:p>
          </table:table-cell>
          <table:table-cell office:value-type="string" calcext:value-type="string">
            <text:p>Vorm KaDeWe</text:p>
          </table:table-cell>
          <table:table-cell office:value-type="string" calcext:value-type="string">
            <text:p>52.502096647738014, 13.341487147588028</text:p>
          </table:table-cell>
          <table:table-cell table:style-name="Default" table:formula="of:=SEARCH(&quot;,&quot;;[.P4])" office:value-type="float" office:value="19" calcext:value-type="float">
            <text:p>19</text:p>
          </table:table-cell>
          <table:table-cell table:style-name="Default" table:formula="of:=MID([.P4];1;[.Q4]-1)" office:value-type="string" office:string-value="52.502096647738014" calcext:value-type="string">
            <text:p>52.502096647738014</text:p>
          </table:table-cell>
          <table:table-cell table:style-name="Default" table:formula="of:=MID([.P4];[.Q4]+2;19)" office:value-type="string" office:string-value="13.341487147588028" calcext:value-type="string">
            <text:p>13.341487147588028</text:p>
          </table:table-cell>
          <table:table-cell table:content-validation-name="val13" office:value-type="string" calcext:value-type="string">
            <text:p>1. öffentliches Straßenland</text:p>
          </table:table-cell>
          <table:table-cell table:content-validation-name="val14"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blich</text:p>
          </table:table-cell>
          <table:table-cell table:content-validation-name="val15" office:value-type="string" calcext:value-type="string">
            <text:p>Nein</text:p>
          </table:table-cell>
          <table:table-cell table:number-columns-repeated="3" table:content-validation-name="val16" office:value-type="string" calcext:value-type="string">
            <text:p>Nein</text:p>
          </table:table-cell>
          <table:table-cell table:content-validation-name="val17" office:value-type="string" calcext:value-type="string">
            <text:p>0 - gar nicht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8" office:value-type="string" calcext:value-type="string">
            <text:p>Nein</text:p>
          </table:table-cell>
          <table:table-cell table:content-validation-name="val19" office:value-type="string" calcext:value-type="string">
            <text:p>5. Ich bin lesbisch</text:p>
          </table:table-cell>
          <table:table-cell table:content-validation-name="val20" office:value-type="float" office:value="28" calcext:value-type="float">
            <text:p>28</text:p>
          </table:table-cell>
          <table:table-cell table:content-validation-name="val21" office:value-type="string" calcext:value-type="string">
            <text:p>3. In fester Beziehung mit einer Frau</text:p>
          </table:table-cell>
          <table:table-cell table:content-validation-name="val22" office:value-type="string" calcext:value-type="string">
            <text:p>3. Mittlere Reife, Fachhochschulabschluss/POS, 10.Klasse</text:p>
          </table:table-cell>
          <table:table-cell table:content-validation-name="val23" office:value-type="string" calcext:value-type="string">
            <text:p>7. Arbeitslose*r</text:p>
          </table:table-cell>
          <table:table-cell table:content-validation-name="val24" office:value-type="string" calcext:value-type="string">
            <text:p>2. 10.000 - 50.000</text:p>
          </table:table-cell>
          <table:table-cell table:content-validation-name="val25" office:value-type="string" calcext:value-type="string">
            <text:p>1. In Berlin</text:p>
          </table:table-cell>
          <table:table-cell office:value-type="string" calcext:value-type="string">
            <text:p>Deutsch</text:p>
          </table:table-cell>
          <table:table-cell table:content-validation-name="val26" office:value-type="string" calcext:value-type="string">
            <text:p>3. Lesbengruppe/-Verein</text:p>
          </table:table-cell>
          <table:table-cell table:content-validation-name="val27" office:value-type="string" calcext:value-type="string">
            <text:p>ja</text:p>
          </table:table-cell>
          <table:table-cell table:number-columns-repeated="98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2. Betroffener: telefonisch</text:p>
          </table:table-cell>
          <table:table-cell table:content-validation-name="val2" office:value-type="string" calcext:value-type="string">
            <text:p>4. Eine mir bekannte Person</text:p>
          </table:table-cell>
          <table:table-cell table:content-validation-name="val4" office:value-type="string" calcext:value-type="string">
            <text:p>5. Diebstahl in Wohnung, sex. Interesse vorgetäuscht</text:p>
          </table:table-cell>
          <table:table-cell table:content-validation-name="val5" office:value-type="string" calcext:value-type="string">
            <text:p>Beleidigt worden</text:p>
          </table:table-cell>
          <table:table-cell/>
          <table:table-cell table:content-validation-name="val6" office:value-type="date" office:date-value="2022-02-02" calcext:value-type="date">
            <text:p>02.02.22</text:p>
          </table:table-cell>
          <table:table-cell office:value-type="time" office:time-value="PT07H45M00S" calcext:value-type="time">
            <text:p>07:45</text:p>
          </table:table-cell>
          <table:table-cell table:number-columns-repeated="3"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Nur kurz an diesem Tag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 office:value-type="string" calcext:value-type="string">
            <text:p>14 Schöneberg</text:p>
          </table:table-cell>
          <table:table-cell office:value-type="string" calcext:value-type="string">
            <text:p>Motzstrasse</text:p>
          </table:table-cell>
          <table:table-cell office:value-type="string" calcext:value-type="string">
            <text:p>52.49809771104931, 13.34926996402601</text:p>
          </table:table-cell>
          <table:table-cell table:style-name="Default" table:formula="of:=SEARCH(&quot;,&quot;;[.P5])" office:value-type="float" office:value="18" calcext:value-type="float">
            <text:p>18</text:p>
          </table:table-cell>
          <table:table-cell table:style-name="Default" table:formula="of:=MID([.P5];1;[.Q5]-1)" office:value-type="string" office:string-value="52.49809771104931" calcext:value-type="string">
            <text:p>52.49809771104931</text:p>
          </table:table-cell>
          <table:table-cell table:style-name="Default" table:formula="of:=MID([.P5];[.Q5]+2;19)" office:value-type="string" office:string-value="13.34926996402601" calcext:value-type="string">
            <text:p>13.34926996402601</text:p>
          </table:table-cell>
          <table:table-cell table:content-validation-name="val13" office:value-type="string" calcext:value-type="string">
            <text:p>2. öffentliches Straßenland, unmittelbar vor LSBT*-Lokalen</text:p>
          </table:table-cell>
          <table:table-cell table:content-validation-name="val14" office:value-type="string" calcext:value-type="string">
            <text:p>J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ännlich</text:p>
          </table:table-cell>
          <table:table-cell table:content-validation-name="val15" office:value-type="string" calcext:value-type="string">
            <text:p>Nein</text:p>
          </table:table-cell>
          <table:table-cell table:content-validation-name="val16" office:value-type="string" calcext:value-type="string">
            <text:p>Nein</text:p>
          </table:table-cell>
          <table:table-cell table:number-columns-repeated="2" table:content-validation-name="val16" office:value-type="string" calcext:value-type="string">
            <text:p>Ja</text:p>
          </table:table-cell>
          <table:table-cell table:content-validation-name="val17" office:value-type="float" office:value="1" calcext:value-type="float">
            <text:p>1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8" office:value-type="string" calcext:value-type="string">
            <text:p>Ja mehrmals</text:p>
          </table:table-cell>
          <table:table-cell table:content-validation-name="val19" office:value-type="string" calcext:value-type="string">
            <text:p>3. Ich bin bisexuell (Mann)</text:p>
          </table:table-cell>
          <table:table-cell table:content-validation-name="val20" office:value-type="float" office:value="33" calcext:value-type="float">
            <text:p>33</text:p>
          </table:table-cell>
          <table:table-cell table:content-validation-name="val21" office:value-type="string" calcext:value-type="string">
            <text:p>1. In keiner festen Beziehung</text:p>
          </table:table-cell>
          <table:table-cell table:content-validation-name="val22" office:value-type="string" calcext:value-type="string">
            <text:p>6. Hochschulabschluss</text:p>
          </table:table-cell>
          <table:table-cell table:content-validation-name="val23" office:value-type="string" calcext:value-type="string">
            <text:p>5. Freiberuflich Tätige*r (z.B. Rechtsanwalt*/ Rechtsanwältin</text:p>
          </table:table-cell>
          <table:table-cell table:content-validation-name="val24" office:value-type="string" calcext:value-type="string">
            <text:p>2. 10.000 - 50.000</text:p>
          </table:table-cell>
          <table:table-cell table:content-validation-name="val25" office:value-type="string" calcext:value-type="string">
            <text:p>2. Im Land Brandenburg</text:p>
          </table:table-cell>
          <table:table-cell office:value-type="string" calcext:value-type="string">
            <text:p>Deutsch</text:p>
          </table:table-cell>
          <table:table-cell table:content-validation-name="val26" office:value-type="string" calcext:value-type="string">
            <text:p>1. Nein</text:p>
          </table:table-cell>
          <table:table-cell table:content-validation-name="val27" office:value-type="string" calcext:value-type="string">
            <text:p>nein</text:p>
          </table:table-cell>
          <table:table-cell table:number-columns-repeated="98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4. Polizei</text:p>
          </table:table-cell>
          <table:table-cell table:content-validation-name="val2" office:value-type="string" calcext:value-type="string">
            <text:p>3. Ein mir nahestehender Mensch</text:p>
          </table:table-cell>
          <table:table-cell table:content-validation-name="val4" office:value-type="string" calcext:value-type="string">
            <text:p>6. Diebstahl (Straße, Lokal) mit sex. Nötigung</text:p>
          </table:table-cell>
          <table:table-cell table:content-validation-name="val5" office:value-type="string" calcext:value-type="string">
            <text:p>Erpresst worden</text:p>
          </table:table-cell>
          <table:table-cell/>
          <table:table-cell table:content-validation-name="val6" office:value-type="date" office:date-value="2019-04-14" calcext:value-type="date">
            <text:p>14.04.19</text:p>
          </table:table-cell>
          <table:table-cell office:value-type="time" office:time-value="PT15H15M00S" calcext:value-type="time">
            <text:p>15:15</text:p>
          </table:table-cell>
          <table:table-cell table:number-columns-repeated="3"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Mehrere Wochen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 office:value-type="string" calcext:value-type="string">
            <text:p>8 Marzahn</text:p>
          </table:table-cell>
          <table:table-cell office:value-type="string" calcext:value-type="string">
            <text:p>Oppermannstrasse</text:p>
          </table:table-cell>
          <table:table-cell office:value-type="string" calcext:value-type="string">
            <text:p>52.54751787290839, 13.5667913152971</text:p>
          </table:table-cell>
          <table:table-cell table:style-name="Default" table:formula="of:=SEARCH(&quot;,&quot;;[.P6])" office:value-type="float" office:value="18" calcext:value-type="float">
            <text:p>18</text:p>
          </table:table-cell>
          <table:table-cell table:style-name="Default" table:formula="of:=MID([.P6];1;[.Q6]-1)" office:value-type="string" office:string-value="52.54751787290839" calcext:value-type="string">
            <text:p>52.54751787290839</text:p>
          </table:table-cell>
          <table:table-cell table:style-name="Default" table:formula="of:=MID([.P6];[.Q6]+2;19)" office:value-type="string" office:string-value="13.5667913152971" calcext:value-type="string">
            <text:p>13.5667913152971</text:p>
          </table:table-cell>
          <table:table-cell table:content-validation-name="val13" office:value-type="string" calcext:value-type="string">
            <text:p>6. vor der eigenen Wohnung/Nachbarschaft</text:p>
          </table:table-cell>
          <table:table-cell table:content-validation-name="val14"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nnlich</text:p>
          </table:table-cell>
          <table:table-cell table:content-validation-name="val15" office:value-type="string" calcext:value-type="string">
            <text:p>Nein</text:p>
          </table:table-cell>
          <table:table-cell table:number-columns-repeated="2" table:content-validation-name="val16" office:value-type="string" calcext:value-type="string">
            <text:p>Ja</text:p>
          </table:table-cell>
          <table:table-cell table:content-validation-name="val16" office:value-type="string" calcext:value-type="string">
            <text:p>Nein</text:p>
          </table:table-cell>
          <table:table-cell table:content-validation-name="val17" office:value-type="string" calcext:value-type="string">
            <text:p>0 - gar nicht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8" office:value-type="string" calcext:value-type="string">
            <text:p>Nein</text:p>
          </table:table-cell>
          <table:table-cell table:content-validation-name="val19" office:value-type="string" calcext:value-type="string">
            <text:p>2. Ich bin homosexuell (Mann)</text:p>
          </table:table-cell>
          <table:table-cell table:content-validation-name="val20" office:value-type="float" office:value="52" calcext:value-type="float">
            <text:p>52</text:p>
          </table:table-cell>
          <table:table-cell table:content-validation-name="val21" office:value-type="string" calcext:value-type="string">
            <text:p>2. In fester Beziehung mit einem Mann</text:p>
          </table:table-cell>
          <table:table-cell table:content-validation-name="val22" office:value-type="string" calcext:value-type="string">
            <text:p>4. Abitur, erweiterter OS mit Abschluss</text:p>
          </table:table-cell>
          <table:table-cell table:content-validation-name="val23" office:value-type="string" calcext:value-type="string">
            <text:p>)6. Selbständige*r (z.B. Gewerbe)</text:p>
          </table:table-cell>
          <table:table-cell table:content-validation-name="val24" office:value-type="string" calcext:value-type="string">
            <text:p>6. Über 1 Million</text:p>
          </table:table-cell>
          <table:table-cell table:content-validation-name="val25" office:value-type="string" calcext:value-type="string">
            <text:p>1. In Berlin</text:p>
          </table:table-cell>
          <table:table-cell office:value-type="string" calcext:value-type="string">
            <text:p>Serbisch</text:p>
          </table:table-cell>
          <table:table-cell table:content-validation-name="val26" office:value-type="string" calcext:value-type="string">
            <text:p>1. Nein</text:p>
          </table:table-cell>
          <table:table-cell table:content-validation-name="val27" office:value-type="string" calcext:value-type="string">
            <text:p>nein</text:p>
          </table:table-cell>
          <table:table-cell table:number-columns-repeated="98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content-validation-name="val1" office:value-type="string" calcext:value-type="string">
            <text:p>4. Polizei</text:p>
          </table:table-cell>
          <table:table-cell table:content-validation-name="val2" office:value-type="string" calcext:value-type="string">
            <text:p>1. Ich selbst</text:p>
          </table:table-cell>
          <table:table-cell table:content-validation-name="val4" office:value-type="string" calcext:value-type="string">
            <text:p>7. Diebstahl (Straße, Lokal), Trickdiebstahl</text:p>
          </table:table-cell>
          <table:table-cell table:content-validation-name="val5" office:value-type="string" calcext:value-type="string">
            <text:p>Mit sexuellem Übergriff/Vergewaltigung bedroht worden</text:p>
          </table:table-cell>
          <table:table-cell/>
          <table:table-cell table:content-validation-name="val6" office:value-type="date" office:date-value="2019-07-25" calcext:value-type="date">
            <text:p>25.07.19</text:p>
          </table:table-cell>
          <table:table-cell table:content-validation-name="val8" office:value-type="time" office:time-value="PT01H45M00S" calcext:value-type="time">
            <text:p>01:45</text:p>
          </table:table-cell>
          <table:table-cell table:number-columns-repeated="2" table:content-validation-name="val9" office:value-type="string" calcext:value-type="string">
            <text:p>ja</text:p>
          </table:table-cell>
          <table:table-cell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Beschäftigt mich immer noch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 office:value-type="string" calcext:value-type="string">
            <text:p>2 Friedrichshain</text:p>
          </table:table-cell>
          <table:table-cell office:value-type="string" calcext:value-type="string">
            <text:p>RAW Gelände</text:p>
          </table:table-cell>
          <table:table-cell office:value-type="string" calcext:value-type="string">
            <text:p>52.506355780324895, 13.45547536879784</text:p>
          </table:table-cell>
          <table:table-cell table:style-name="Default" table:formula="of:=SEARCH(&quot;,&quot;;[.P7])" office:value-type="float" office:value="19" calcext:value-type="float">
            <text:p>19</text:p>
          </table:table-cell>
          <table:table-cell table:style-name="Default" table:formula="of:=MID([.P7];1;[.Q7]-1)" office:value-type="string" office:string-value="52.506355780324895" calcext:value-type="string">
            <text:p>52.506355780324895</text:p>
          </table:table-cell>
          <table:table-cell table:style-name="Default" table:formula="of:=MID([.P7];[.Q7]+2;19)" office:value-type="string" office:string-value="13.45547536879784" calcext:value-type="string">
            <text:p>13.45547536879784</text:p>
          </table:table-cell>
          <table:table-cell table:content-validation-name="val13" office:value-type="string" calcext:value-type="string">
            <text:p>2. öffentliches Straßenland, unmittelbar vor LSBT*-Lokalen</text:p>
          </table:table-cell>
          <table:table-cell table:content-validation-name="val14"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nnlich</text:p>
          </table:table-cell>
          <table:table-cell table:content-validation-name="val15" office:value-type="string" calcext:value-type="string">
            <text:p>Nein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6" office:value-type="string" calcext:value-type="string">
            <text:p>Nein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7" office:value-type="float" office:value="3" calcext:value-type="float">
            <text:p>3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8" office:value-type="string" calcext:value-type="string">
            <text:p>Ja mehrmals</text:p>
          </table:table-cell>
          <table:table-cell table:content-validation-name="val19" office:value-type="string" calcext:value-type="string">
            <text:p>2. Ich bin homosexuell (Mann)</text:p>
          </table:table-cell>
          <table:table-cell table:content-validation-name="val20" office:value-type="float" office:value="26" calcext:value-type="float">
            <text:p>26</text:p>
          </table:table-cell>
          <table:table-cell table:content-validation-name="val21" office:value-type="string" calcext:value-type="string">
            <text:p>1. In keiner festen Beziehung</text:p>
          </table:table-cell>
          <table:table-cell table:content-validation-name="val22" office:value-type="string" calcext:value-type="string">
            <text:p>5. Abschluss einer höheren Fachschule</text:p>
          </table:table-cell>
          <table:table-cell table:content-validation-name="val23" office:value-type="string" calcext:value-type="string">
            <text:p>11. Auszubildende*r</text:p>
          </table:table-cell>
          <table:table-cell table:content-validation-name="val24" office:value-type="string" calcext:value-type="string">
            <text:p>6. Über 1 Million</text:p>
          </table:table-cell>
          <table:table-cell table:content-validation-name="val25" office:value-type="string" calcext:value-type="string">
            <text:p>1. In Berlin</text:p>
          </table:table-cell>
          <table:table-cell office:value-type="string" calcext:value-type="string">
            <text:p>Deutsch</text:p>
          </table:table-cell>
          <table:table-cell table:content-validation-name="val26" office:value-type="string" calcext:value-type="string">
            <text:p>2. Schwulengruppe/-Verein</text:p>
          </table:table-cell>
          <table:table-cell table:content-validation-name="val27" office:value-type="string" calcext:value-type="string">
            <text:p>ja</text:p>
          </table:table-cell>
          <table:table-cell table:number-columns-repeated="98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content-validation-name="val1" office:value-type="string" calcext:value-type="string">
            <text:p>2. Betroffener: telefonisch</text:p>
          </table:table-cell>
          <table:table-cell table:content-validation-name="val2" office:value-type="string" calcext:value-type="string">
            <text:p>2. Mein*e Freund*in/Lebenspartner*in</text:p>
          </table:table-cell>
          <table:table-cell table:content-validation-name="val4" office:value-type="string" calcext:value-type="string">
            <text:p>8. einfache Sachbeschädigung</text:p>
          </table:table-cell>
          <table:table-cell table:content-validation-name="val5" office:value-type="string" calcext:value-type="string">
            <text:p>Abgezogen bzw. bestohlen worden</text:p>
          </table:table-cell>
          <table:table-cell/>
          <table:table-cell table:content-validation-name="val6" office:value-type="date" office:date-value="2022-03-03" calcext:value-type="date">
            <text:p>03.03.22</text:p>
          </table:table-cell>
          <table:table-cell office:value-type="time" office:time-value="PT20H45M00S" calcext:value-type="time">
            <text:p>20:45</text:p>
          </table:table-cell>
          <table:table-cell table:content-validation-name="val9" office:value-type="string" calcext:value-type="string">
            <text:p>ja</text:p>
          </table:table-cell>
          <table:table-cell table:number-columns-repeated="2"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Noch einige Tage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 office:value-type="string" calcext:value-type="string">
            <text:p>6 Kreuzberg</text:p>
          </table:table-cell>
          <table:table-cell office:value-type="string" calcext:value-type="string">
            <text:p>Vorm Rauschgold</text:p>
          </table:table-cell>
          <table:table-cell office:value-type="string" calcext:value-type="string">
            <text:p>52.49098843467209, 13.386616242955427</text:p>
          </table:table-cell>
          <table:table-cell table:style-name="Default" table:formula="of:=SEARCH(&quot;,&quot;;[.P8])" office:value-type="float" office:value="18" calcext:value-type="float">
            <text:p>18</text:p>
          </table:table-cell>
          <table:table-cell table:style-name="Default" table:formula="of:=MID([.P8];1;[.Q8]-1)" office:value-type="string" office:string-value="52.49098843467209" calcext:value-type="string">
            <text:p>52.49098843467209</text:p>
          </table:table-cell>
          <table:table-cell table:style-name="Default" table:formula="of:=MID([.P8];[.Q8]+2;19)" office:value-type="string" office:string-value="13.386616242955427" calcext:value-type="string">
            <text:p>13.386616242955427</text:p>
          </table:table-cell>
          <table:table-cell table:content-validation-name="val13" office:value-type="string" calcext:value-type="string">
            <text:p>2. öffentliches Straßenland, unmittelbar vor LSBT*-Lokalen</text:p>
          </table:table-cell>
          <table:table-cell table:content-validation-name="val14" office:value-type="string" calcext:value-type="string">
            <text:p>J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ännlich</text:p>
          </table:table-cell>
          <table:table-cell table:content-validation-name="val15" office:value-type="string" calcext:value-type="string">
            <text:p>Nein</text:p>
          </table:table-cell>
          <table:table-cell table:number-columns-repeated="3" table:content-validation-name="val16" office:value-type="string" calcext:value-type="string">
            <text:p>Nein</text:p>
          </table:table-cell>
          <table:table-cell table:content-validation-name="val17" office:value-type="string" calcext:value-type="string">
            <text:p>0 - gar nicht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8" office:value-type="string" calcext:value-type="string">
            <text:p>Ja 1 Mal</text:p>
          </table:table-cell>
          <table:table-cell table:content-validation-name="val19" office:value-type="string" calcext:value-type="string">
            <text:p>4. Ich bin heterosexuell (Mann)</text:p>
          </table:table-cell>
          <table:table-cell table:content-validation-name="val20" office:value-type="float" office:value="30" calcext:value-type="float">
            <text:p>30</text:p>
          </table:table-cell>
          <table:table-cell table:content-validation-name="val21" office:value-type="string" calcext:value-type="string">
            <text:p>6. In Trennung/ geschieden von einer Frau</text:p>
          </table:table-cell>
          <table:table-cell table:content-validation-name="val22" office:value-type="string" calcext:value-type="string">
            <text:p>3. Mittlere Reife, Fachhochschulabschluss/POS, 10.Klasse</text:p>
          </table:table-cell>
          <table:table-cell table:content-validation-name="val23" office:value-type="string" calcext:value-type="string">
            <text:p>1. Angestellte*r</text:p>
          </table:table-cell>
          <table:table-cell table:content-validation-name="val24" office:value-type="string" calcext:value-type="string">
            <text:p>3. 50.000 - 100.000</text:p>
          </table:table-cell>
          <table:table-cell table:content-validation-name="val25" office:value-type="string" calcext:value-type="string">
            <text:p>2. Im Land Brandenburg</text:p>
          </table:table-cell>
          <table:table-cell office:value-type="string" calcext:value-type="string">
            <text:p>Deutsch</text:p>
          </table:table-cell>
          <table:table-cell table:content-validation-name="val26" office:value-type="string" calcext:value-type="string">
            <text:p>1. Nein</text:p>
          </table:table-cell>
          <table:table-cell table:content-validation-name="val27" office:value-type="string" calcext:value-type="string">
            <text:p>nein</text:p>
          </table:table-cell>
          <table:table-cell table:number-columns-repeated="98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content-validation-name="val1" office:value-type="string" calcext:value-type="string">
            <text:p>1. Betroffener: persönlich</text:p>
          </table:table-cell>
          <table:table-cell table:content-validation-name="val2" office:value-type="string" calcext:value-type="string">
            <text:p>1. Ich selbst</text:p>
          </table:table-cell>
          <table:table-cell table:content-validation-name="val4" office:value-type="string" calcext:value-type="string">
            <text:p>9. Häusliche Gewalt (Körperverletzung, Nötigung)</text:p>
          </table:table-cell>
          <table:table-cell table:content-validation-name="val5" office:value-type="string" calcext:value-type="string">
            <text:p>Angepöbelt worden</text:p>
          </table:table-cell>
          <table:table-cell/>
          <table:table-cell table:content-validation-name="val6" office:value-type="date" office:date-value="2020-01-01" calcext:value-type="date">
            <text:p>01.01.20</text:p>
          </table:table-cell>
          <table:table-cell office:value-type="time" office:time-value="PT12H00M00S" calcext:value-type="time">
            <text:p>12:00</text:p>
          </table:table-cell>
          <table:table-cell table:number-columns-repeated="3" table:content-validation-name="val9" office:value-type="string" calcext:value-type="string">
            <text:p>ja</text:p>
          </table:table-cell>
          <table:table-cell table:content-validation-name="val10" office:value-type="string" calcext:value-type="string">
            <text:p>Gar nicht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 office:value-type="string" calcext:value-type="string">
            <text:p>19 Weißensee</text:p>
          </table:table-cell>
          <table:table-cell office:value-type="string" calcext:value-type="string">
            <text:p>Mirbachplatz</text:p>
          </table:table-cell>
          <table:table-cell office:value-type="string" calcext:value-type="string">
            <text:p>52.552817774424184, 13.449020004111677</text:p>
          </table:table-cell>
          <table:table-cell table:style-name="Default" table:formula="of:=SEARCH(&quot;,&quot;;[.P9])" office:value-type="float" office:value="19" calcext:value-type="float">
            <text:p>19</text:p>
          </table:table-cell>
          <table:table-cell table:style-name="Default" table:formula="of:=MID([.P9];1;[.Q9]-1)" office:value-type="string" office:string-value="52.552817774424184" calcext:value-type="string">
            <text:p>52.552817774424184</text:p>
          </table:table-cell>
          <table:table-cell table:style-name="Default" table:formula="of:=MID([.P9];[.Q9]+2;19)" office:value-type="string" office:string-value="13.449020004111677" calcext:value-type="string">
            <text:p>13.449020004111677</text:p>
          </table:table-cell>
          <table:table-cell table:content-validation-name="val13" office:value-type="string" calcext:value-type="string">
            <text:p>1. öffentliches Straßenland</text:p>
          </table:table-cell>
          <table:table-cell table:content-validation-name="val14"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blich</text:p>
          </table:table-cell>
          <table:table-cell table:content-validation-name="val15" office:value-type="string" calcext:value-type="string">
            <text:p>Ja</text:p>
          </table:table-cell>
          <table:table-cell table:content-validation-name="val16" office:value-type="string" calcext:value-type="string">
            <text:p>Nein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6" office:value-type="string" calcext:value-type="string">
            <text:p>Nein</text:p>
          </table:table-cell>
          <table:table-cell table:content-validation-name="val17" office:value-type="string" calcext:value-type="string">
            <text:p>0 - gar nicht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8" office:value-type="string" calcext:value-type="string">
            <text:p>Ja mehrmals</text:p>
          </table:table-cell>
          <table:table-cell table:content-validation-name="val19" office:value-type="string" calcext:value-type="string">
            <text:p>5. Ich bin lesbisch</text:p>
          </table:table-cell>
          <table:table-cell table:content-validation-name="val20" office:value-type="float" office:value="25" calcext:value-type="float">
            <text:p>25</text:p>
          </table:table-cell>
          <table:table-cell table:content-validation-name="val21" office:value-type="string" calcext:value-type="string">
            <text:p>1. In keiner festen Beziehung</text:p>
          </table:table-cell>
          <table:table-cell table:content-validation-name="val22" office:value-type="string" calcext:value-type="string">
            <text:p>4. Abitur, erweiterter OS mit Abschluss</text:p>
          </table:table-cell>
          <table:table-cell table:content-validation-name="val23" office:value-type="string" calcext:value-type="string">
            <text:p>11. Auszubildende*r</text:p>
          </table:table-cell>
          <table:table-cell table:content-validation-name="val24" office:value-type="string" calcext:value-type="string">
            <text:p>6. Über 1 Million</text:p>
          </table:table-cell>
          <table:table-cell table:content-validation-name="val25" office:value-type="string" calcext:value-type="string">
            <text:p>1. In Berlin</text:p>
          </table:table-cell>
          <table:table-cell office:value-type="string" calcext:value-type="string">
            <text:p>Spanisch</text:p>
          </table:table-cell>
          <table:table-cell table:content-validation-name="val26" office:value-type="string" calcext:value-type="string">
            <text:p>7. In einem/einer Sportgruppe für Schwule/Lesben/ Bisexuelle/ Trans*personen</text:p>
          </table:table-cell>
          <table:table-cell table:content-validation-name="val27" office:value-type="string" calcext:value-type="string">
            <text:p>ja</text:p>
          </table:table-cell>
          <table:table-cell table:number-columns-repeated="98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content-validation-name="val1" office:value-type="string" calcext:value-type="string">
            <text:p>2. Betroffener: telefonisch</text:p>
          </table:table-cell>
          <table:table-cell table:content-validation-name="val2" office:value-type="string" calcext:value-type="string">
            <text:p>2. Mein*e Freund*in/Lebenspartner*in</text:p>
          </table:table-cell>
          <table:table-cell table:content-validation-name="val4" office:value-type="string" calcext:value-type="string">
            <text:p>10. Körperverletzung, gefährl. Körperverletzung (auch Versuch)</text:p>
          </table:table-cell>
          <table:table-cell table:content-validation-name="val5" office:value-type="string" calcext:value-type="string">
            <text:p>Beleidigt worden</text:p>
          </table:table-cell>
          <table:table-cell/>
          <table:table-cell table:content-validation-name="val6" office:value-type="date" office:date-value="2020-02-02" calcext:value-type="date">
            <text:p>02.02.20</text:p>
          </table:table-cell>
          <table:table-cell office:value-type="time" office:time-value="PT13H30M30S" calcext:value-type="time">
            <text:p>13:30</text:p>
          </table:table-cell>
          <table:table-cell table:number-columns-repeated="3"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Nur kurz an diesem Tag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 office:value-type="string" calcext:value-type="string">
            <text:p>12 Prenzlauerberg</text:p>
          </table:table-cell>
          <table:table-cell office:value-type="string" calcext:value-type="string">
            <text:p>Marietta Bar, Stargarder Str</text:p>
          </table:table-cell>
          <table:table-cell office:value-type="string" calcext:value-type="string">
            <text:p>52.54685615662997, 13.417719620849544</text:p>
          </table:table-cell>
          <table:table-cell table:style-name="Default" table:formula="of:=SEARCH(&quot;,&quot;;[.P10])" office:value-type="float" office:value="18" calcext:value-type="float">
            <text:p>18</text:p>
          </table:table-cell>
          <table:table-cell table:style-name="Default" table:formula="of:=MID([.P10];1;[.Q10]-1)" office:value-type="string" office:string-value="52.54685615662997" calcext:value-type="string">
            <text:p>52.54685615662997</text:p>
          </table:table-cell>
          <table:table-cell table:style-name="Default" table:formula="of:=MID([.P10];[.Q10]+2;19)" office:value-type="string" office:string-value="13.417719620849544" calcext:value-type="string">
            <text:p>13.417719620849544</text:p>
          </table:table-cell>
          <table:table-cell table:content-validation-name="val13" office:value-type="string" calcext:value-type="string">
            <text:p>9. in/an LSBT*-Orten/Locations</text:p>
          </table:table-cell>
          <table:table-cell table:content-validation-name="val14"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nnlich</text:p>
          </table:table-cell>
          <table:table-cell table:content-validation-name="val15" office:value-type="string" calcext:value-type="string">
            <text:p>Nein</text:p>
          </table:table-cell>
          <table:table-cell table:number-columns-repeated="2" table:content-validation-name="val16" office:value-type="string" calcext:value-type="string">
            <text:p>Nein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7" office:value-type="string" calcext:value-type="string">
            <text:p>4 - sehr</text:p>
          </table:table-cell>
          <table:table-cell table:content-validation-name="val16" office:value-type="string" calcext:value-type="string">
            <text:p>Nein</text:p>
          </table:table-cell>
          <table:table-cell table:content-validation-name="val18" office:value-type="string" calcext:value-type="string">
            <text:p>Ja mehrmals</text:p>
          </table:table-cell>
          <table:table-cell table:content-validation-name="val19" office:value-type="string" calcext:value-type="string">
            <text:p>1. Ich bin schwul</text:p>
          </table:table-cell>
          <table:table-cell table:content-validation-name="val20" office:value-type="float" office:value="48" calcext:value-type="float">
            <text:p>48</text:p>
          </table:table-cell>
          <table:table-cell table:content-validation-name="val21" office:value-type="string" calcext:value-type="string">
            <text:p>2. In fester Beziehung mit einem Mann</text:p>
          </table:table-cell>
          <table:table-cell table:content-validation-name="val22" office:value-type="string" calcext:value-type="string">
            <text:p>5. Abschluss einer höheren Fachschule</text:p>
          </table:table-cell>
          <table:table-cell table:content-validation-name="val23" office:value-type="string" calcext:value-type="string">
            <text:p>2. Beamter*/ Beamtin</text:p>
          </table:table-cell>
          <table:table-cell table:content-validation-name="val24" office:value-type="string" calcext:value-type="string">
            <text:p>6. Über 1 Million</text:p>
          </table:table-cell>
          <table:table-cell table:content-validation-name="val25" office:value-type="string" calcext:value-type="string">
            <text:p>1. In Berlin</text:p>
          </table:table-cell>
          <table:table-cell office:value-type="string" calcext:value-type="string">
            <text:p>Deutsch</text:p>
          </table:table-cell>
          <table:table-cell table:content-validation-name="val26" office:value-type="string" calcext:value-type="string">
            <text:p>10. Politische Partei</text:p>
          </table:table-cell>
          <table:table-cell table:content-validation-name="val27" office:value-type="string" calcext:value-type="string">
            <text:p>ja</text:p>
          </table:table-cell>
          <table:table-cell table:number-columns-repeated="98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content-validation-name="val1" office:value-type="string" calcext:value-type="string">
            <text:p>3. Betroffener: Mail, online-Fragebogen, Fax</text:p>
          </table:table-cell>
          <table:table-cell table:content-validation-name="val2" office:value-type="string" calcext:value-type="string">
            <text:p>3. Ein mir nahestehender Mensch</text:p>
          </table:table-cell>
          <table:table-cell table:content-validation-name="val4" office:value-type="string" calcext:value-type="string">
            <text:p>11. Nötigung und Bedrohung</text:p>
          </table:table-cell>
          <table:table-cell table:content-validation-name="val5" office:value-type="string" calcext:value-type="string">
            <text:p>Verbal bedroht worden</text:p>
          </table:table-cell>
          <table:table-cell/>
          <table:table-cell table:content-validation-name="val6" office:value-type="date" office:date-value="2020-03-03" calcext:value-type="date">
            <text:p>03.03.20</text:p>
          </table:table-cell>
          <table:table-cell office:value-type="time" office:time-value="PT14H00M00S" calcext:value-type="time">
            <text:p>14:00</text:p>
          </table:table-cell>
          <table:table-cell table:number-columns-repeated="3" table:content-validation-name="val9" office:value-type="string" calcext:value-type="string">
            <text:p>ja</text:p>
          </table:table-cell>
          <table:table-cell table:content-validation-name="val10" office:value-type="string" calcext:value-type="string">
            <text:p>Noch einige Tage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 office:value-type="string" calcext:value-type="string">
            <text:p>4 Hohenschönhausen</text:p>
          </table:table-cell>
          <table:table-cell office:value-type="string" calcext:value-type="string">
            <text:p>Oberseepark</text:p>
          </table:table-cell>
          <table:table-cell office:value-type="string" calcext:value-type="string">
            <text:p>52.54759829996412, 13.489411076586302</text:p>
          </table:table-cell>
          <table:table-cell table:style-name="Default" table:formula="of:=SEARCH(&quot;,&quot;;[.P11])" office:value-type="float" office:value="18" calcext:value-type="float">
            <text:p>18</text:p>
          </table:table-cell>
          <table:table-cell table:style-name="Default" table:formula="of:=MID([.P11];1;[.Q11]-1)" office:value-type="string" office:string-value="52.54759829996412" calcext:value-type="string">
            <text:p>52.54759829996412</text:p>
          </table:table-cell>
          <table:table-cell table:style-name="Default" table:formula="of:=MID([.P11];[.Q11]+2;19)" office:value-type="string" office:string-value="13.489411076586302" calcext:value-type="string">
            <text:p>13.489411076586302</text:p>
          </table:table-cell>
          <table:table-cell table:content-validation-name="val13" office:value-type="string" calcext:value-type="string">
            <text:p>4. Parks, Waldgebiet, Klappen</text:p>
          </table:table-cell>
          <table:table-cell table:content-validation-name="val14" office:value-type="string" calcext:value-type="string">
            <text:p>Weiss ich nich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ännlich</text:p>
          </table:table-cell>
          <table:table-cell table:content-validation-name="val15" office:value-type="string" calcext:value-type="string">
            <text:p>Nein</text:p>
          </table:table-cell>
          <table:table-cell table:content-validation-name="val16" office:value-type="string" calcext:value-type="string">
            <text:p>Nein</text:p>
          </table:table-cell>
          <table:table-cell table:number-columns-repeated="2" table:content-validation-name="val16" office:value-type="string" calcext:value-type="string">
            <text:p>Ja</text:p>
          </table:table-cell>
          <table:table-cell table:content-validation-name="val17" office:value-type="float" office:value="2" calcext:value-type="float">
            <text:p>2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8" office:value-type="string" calcext:value-type="string">
            <text:p>Ja 1 Mal</text:p>
          </table:table-cell>
          <table:table-cell table:content-validation-name="val19" office:value-type="string" calcext:value-type="string">
            <text:p>10. Ich lehne eine Definition über geschlechtliche Identität und sexuelle Orientierung ab.</text:p>
          </table:table-cell>
          <table:table-cell table:content-validation-name="val20" office:value-type="float" office:value="31" calcext:value-type="float">
            <text:p>31</text:p>
          </table:table-cell>
          <table:table-cell table:content-validation-name="val21" office:value-type="string" calcext:value-type="string">
            <text:p>9. Anderes, und zwar:</text:p>
          </table:table-cell>
          <table:table-cell table:content-validation-name="val22" office:value-type="string" calcext:value-type="string">
            <text:p>1. Keinen</text:p>
          </table:table-cell>
          <table:table-cell table:content-validation-name="val23" office:value-type="string" calcext:value-type="string">
            <text:p>1. Angestellte*r</text:p>
          </table:table-cell>
          <table:table-cell table:content-validation-name="val24" office:value-type="string" calcext:value-type="string">
            <text:p>1. weniger als 10.000</text:p>
          </table:table-cell>
          <table:table-cell table:content-validation-name="val25" office:value-type="string" calcext:value-type="string">
            <text:p>2. Im Land Brandenburg</text:p>
          </table:table-cell>
          <table:table-cell office:value-type="string" calcext:value-type="string">
            <text:p>Französisch</text:p>
          </table:table-cell>
          <table:table-cell table:content-validation-name="val26" office:value-type="string" calcext:value-type="string">
            <text:p>1. Nein</text:p>
          </table:table-cell>
          <table:table-cell table:content-validation-name="val27" office:value-type="string" calcext:value-type="string">
            <text:p>nein</text:p>
          </table:table-cell>
          <table:table-cell table:number-columns-repeated="98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content-validation-name="val1" office:value-type="string" calcext:value-type="string">
            <text:p>1. Betroffener: persönlich</text:p>
          </table:table-cell>
          <table:table-cell table:content-validation-name="val2" office:value-type="string" calcext:value-type="string">
            <text:p>4. Eine mir bekannte Person</text:p>
          </table:table-cell>
          <table:table-cell table:content-validation-name="val4" office:value-type="string" calcext:value-type="string">
            <text:p>12. Raub auf Straße</text:p>
          </table:table-cell>
          <table:table-cell table:content-validation-name="val5" office:value-type="string" calcext:value-type="string">
            <text:p>Erpresst worden</text:p>
          </table:table-cell>
          <table:table-cell/>
          <table:table-cell table:content-validation-name="val6" office:value-type="date" office:date-value="2020-04-04" calcext:value-type="date">
            <text:p>04.04.20</text:p>
          </table:table-cell>
          <table:table-cell office:value-type="time" office:time-value="PT15H15M15S" calcext:value-type="time">
            <text:p>15:15</text:p>
          </table:table-cell>
          <table:table-cell table:number-columns-repeated="3"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Mehrere Wochen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 office:value-type="string" calcext:value-type="string">
            <text:p>11 Pankow</text:p>
          </table:table-cell>
          <table:table-cell office:value-type="string" calcext:value-type="string">
            <text:p>Iduna Str.</text:p>
          </table:table-cell>
          <table:table-cell office:value-type="string" calcext:value-type="string">
            <text:p>52.573882123428646, 13.439302722650423</text:p>
          </table:table-cell>
          <table:table-cell table:style-name="Default" table:formula="of:=SEARCH(&quot;,&quot;;[.P12])" office:value-type="float" office:value="19" calcext:value-type="float">
            <text:p>19</text:p>
          </table:table-cell>
          <table:table-cell table:style-name="Default" table:formula="of:=MID([.P12];1;[.Q12]-1)" office:value-type="string" office:string-value="52.573882123428646" calcext:value-type="string">
            <text:p>52.573882123428646</text:p>
          </table:table-cell>
          <table:table-cell table:style-name="Default" table:formula="of:=MID([.P12];[.Q12]+2;19)" office:value-type="string" office:string-value="13.439302722650423" calcext:value-type="string">
            <text:p>13.439302722650423</text:p>
          </table:table-cell>
          <table:table-cell table:content-validation-name="val13" office:value-type="string" calcext:value-type="string">
            <text:p>5. in der eigenen Wohnung</text:p>
          </table:table-cell>
          <table:table-cell table:content-validation-name="val14"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nnlich</text:p>
          </table:table-cell>
          <table:table-cell table:content-validation-name="val15" office:value-type="string" calcext:value-type="string">
            <text:p>Ja</text:p>
          </table:table-cell>
          <table:table-cell table:content-validation-name="val16" office:value-type="string" calcext:value-type="string">
            <text:p>Nein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6" office:value-type="string" calcext:value-type="string">
            <text:p>Nein</text:p>
          </table:table-cell>
          <table:table-cell table:content-validation-name="val17" office:value-type="string" calcext:value-type="string">
            <text:p>0 - gar nicht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8" office:value-type="string" calcext:value-type="string">
            <text:p>Nein</text:p>
          </table:table-cell>
          <table:table-cell table:content-validation-name="val19" office:value-type="string" calcext:value-type="string">
            <text:p>1. Ich bin schwul</text:p>
          </table:table-cell>
          <table:table-cell table:content-validation-name="val20" office:value-type="float" office:value="52" calcext:value-type="float">
            <text:p>52</text:p>
          </table:table-cell>
          <table:table-cell table:content-validation-name="val21" office:value-type="string" calcext:value-type="string">
            <text:p>1. In keiner festen Beziehung</text:p>
          </table:table-cell>
          <table:table-cell table:content-validation-name="val22" office:value-type="string" calcext:value-type="string">
            <text:p>3. Mittlere Reife, Fachhochschulabschluss/POS, 10.Klasse</text:p>
          </table:table-cell>
          <table:table-cell table:content-validation-name="val23" office:value-type="string" calcext:value-type="string">
            <text:p>5. Freiberuflich Tätige*r (z.B. Rechtsanwalt*/ Rechtsanwältin</text:p>
          </table:table-cell>
          <table:table-cell table:content-validation-name="val24" office:value-type="string" calcext:value-type="string">
            <text:p>6. Über 1 Million</text:p>
          </table:table-cell>
          <table:table-cell table:content-validation-name="val25" office:value-type="string" calcext:value-type="string">
            <text:p>1. In Berlin</text:p>
          </table:table-cell>
          <table:table-cell office:value-type="string" calcext:value-type="string">
            <text:p>Deutsch</text:p>
          </table:table-cell>
          <table:table-cell table:content-validation-name="val26" office:value-type="string" calcext:value-type="string">
            <text:p>1. Nein</text:p>
          </table:table-cell>
          <table:table-cell table:content-validation-name="val27" office:value-type="string" calcext:value-type="string">
            <text:p>nein</text:p>
          </table:table-cell>
          <table:table-cell table:number-columns-repeated="98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content-validation-name="val1" office:value-type="string" calcext:value-type="string">
            <text:p>5. andere</text:p>
          </table:table-cell>
          <table:table-cell table:content-validation-name="val2" office:value-type="string" calcext:value-type="string">
            <text:p>5. Eine mir unbekannte Person</text:p>
          </table:table-cell>
          <table:table-cell table:content-validation-name="val4" office:value-type="string" calcext:value-type="string">
            <text:p>13. Raub in Wohnung</text:p>
          </table:table-cell>
          <table:table-cell table:content-validation-name="val5" office:value-type="string" calcext:value-type="string">
            <text:p>Abgezogen bzw. bestohlen worden</text:p>
          </table:table-cell>
          <table:table-cell/>
          <table:table-cell table:content-validation-name="val6" office:value-type="date" office:date-value="2020-05-05" calcext:value-type="date">
            <text:p>05.05.20</text:p>
          </table:table-cell>
          <table:table-cell office:value-type="time" office:time-value="PT16H00M00S" calcext:value-type="time">
            <text:p>16:00</text:p>
          </table:table-cell>
          <table:table-cell table:number-columns-repeated="3" table:content-validation-name="val9" office:value-type="string" calcext:value-type="string">
            <text:p>ja</text:p>
          </table:table-cell>
          <table:table-cell table:content-validation-name="val10" office:value-type="string" calcext:value-type="string">
            <text:p>Sehr lange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 office:value-type="string" calcext:value-type="string">
            <text:p>16 Tiergarten</text:p>
          </table:table-cell>
          <table:table-cell office:value-type="string" calcext:value-type="string">
            <text:p>Tiergarten</text:p>
          </table:table-cell>
          <table:table-cell office:value-type="string" calcext:value-type="string">
            <text:p>52.513347691161215, 13.345096683696994</text:p>
          </table:table-cell>
          <table:table-cell table:style-name="Default" table:formula="of:=SEARCH(&quot;,&quot;;[.P13])" office:value-type="float" office:value="19" calcext:value-type="float">
            <text:p>19</text:p>
          </table:table-cell>
          <table:table-cell table:style-name="Default" table:formula="of:=MID([.P13];1;[.Q13]-1)" office:value-type="string" office:string-value="52.513347691161215" calcext:value-type="string">
            <text:p>52.513347691161215</text:p>
          </table:table-cell>
          <table:table-cell table:style-name="Default" table:formula="of:=MID([.P13];[.Q13]+2;19)" office:value-type="string" office:string-value="13.345096683696994" calcext:value-type="string">
            <text:p>13.345096683696994</text:p>
          </table:table-cell>
          <table:table-cell table:content-validation-name="val13" office:value-type="string" calcext:value-type="string">
            <text:p>4. Parks, Waldgebiet, Klappen</text:p>
          </table:table-cell>
          <table:table-cell table:content-validation-name="val14"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nnlich</text:p>
          </table:table-cell>
          <table:table-cell table:content-validation-name="val15" office:value-type="string" calcext:value-type="string">
            <text:p>Nein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6" office:value-type="string" calcext:value-type="string">
            <text:p>Nein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7" office:value-type="float" office:value="3" calcext:value-type="float">
            <text:p>3</text:p>
          </table:table-cell>
          <table:table-cell table:content-validation-name="val16" office:value-type="string" calcext:value-type="string">
            <text:p>Nein</text:p>
          </table:table-cell>
          <table:table-cell table:content-validation-name="val18" office:value-type="string" calcext:value-type="string">
            <text:p>Nein</text:p>
          </table:table-cell>
          <table:table-cell table:content-validation-name="val19" office:value-type="string" calcext:value-type="string">
            <text:p>3. Ich bin bisexuell (Mann)</text:p>
          </table:table-cell>
          <table:table-cell table:content-validation-name="val20" office:value-type="float" office:value="38" calcext:value-type="float">
            <text:p>38</text:p>
          </table:table-cell>
          <table:table-cell table:content-validation-name="val21" office:value-type="string" calcext:value-type="string">
            <text:p>7. In fester Beziehung mit einem Trans*menschen</text:p>
          </table:table-cell>
          <table:table-cell table:content-validation-name="val22" office:value-type="string" calcext:value-type="string">
            <text:p>6. Hochschulabschluss</text:p>
          </table:table-cell>
          <table:table-cell table:content-validation-name="val23" office:value-type="string" calcext:value-type="string">
            <text:p>1. Angestellte*r</text:p>
          </table:table-cell>
          <table:table-cell table:content-validation-name="val24" office:value-type="string" calcext:value-type="string">
            <text:p>6. Über 1 Million</text:p>
          </table:table-cell>
          <table:table-cell table:content-validation-name="val25" office:value-type="string" calcext:value-type="string">
            <text:p>1. In Berlin</text:p>
          </table:table-cell>
          <table:table-cell office:value-type="string" calcext:value-type="string">
            <text:p>Italienisch</text:p>
          </table:table-cell>
          <table:table-cell table:content-validation-name="val26" office:value-type="string" calcext:value-type="string">
            <text:p>6. AIDS-Hilfen</text:p>
          </table:table-cell>
          <table:table-cell table:content-validation-name="val27" office:value-type="string" calcext:value-type="string">
            <text:p>ja</text:p>
          </table:table-cell>
          <table:table-cell table:number-columns-repeated="98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content-validation-name="val1" office:value-type="string" calcext:value-type="string">
            <text:p>2. Betroffener: telefonisch</text:p>
          </table:table-cell>
          <table:table-cell table:content-validation-name="val2" office:value-type="string" calcext:value-type="string">
            <text:p>7. Anderes</text:p>
          </table:table-cell>
          <table:table-cell table:content-validation-name="val4" office:value-type="string" calcext:value-type="string">
            <text:p>1. Anfragen wegen Polizeimaßnahmen </text:p>
          </table:table-cell>
          <table:table-cell table:content-validation-name="val5" office:value-type="string" calcext:value-type="string">
            <text:p>Anderes</text:p>
          </table:table-cell>
          <table:table-cell/>
          <table:table-cell table:content-validation-name="val6" office:value-type="date" office:date-value="2020-06-06" calcext:value-type="date">
            <text:p>06.06.20</text:p>
          </table:table-cell>
          <table:table-cell office:value-type="time" office:time-value="PT17H00M00S" calcext:value-type="time">
            <text:p>17:00</text:p>
          </table:table-cell>
          <table:table-cell table:number-columns-repeated="3"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Beschäftigt mich immer noch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 office:value-type="string" calcext:value-type="string">
            <text:p>16 Tiergarten</text:p>
          </table:table-cell>
          <table:table-cell office:value-type="string" calcext:value-type="string">
            <text:p>Denkmal Homosexuelle Berlins</text:p>
          </table:table-cell>
          <table:table-cell office:value-type="string" calcext:value-type="string">
            <text:p>52.513218051333844, 13.37612005059215</text:p>
          </table:table-cell>
          <table:table-cell table:style-name="Default" table:formula="of:=SEARCH(&quot;,&quot;;[.P14])" office:value-type="float" office:value="19" calcext:value-type="float">
            <text:p>19</text:p>
          </table:table-cell>
          <table:table-cell table:style-name="Default" table:formula="of:=MID([.P14];1;[.Q14]-1)" office:value-type="string" office:string-value="52.513218051333844" calcext:value-type="string">
            <text:p>52.513218051333844</text:p>
          </table:table-cell>
          <table:table-cell table:style-name="Default" table:formula="of:=MID([.P14];[.Q14]+2;19)" office:value-type="string" office:string-value="13.37612005059215" calcext:value-type="string">
            <text:p>13.37612005059215</text:p>
          </table:table-cell>
          <table:table-cell table:content-validation-name="val13" office:value-type="string" calcext:value-type="string">
            <text:p>10. gegen LSBT*-Orte/Locations, z.B. Gedenkorte</text:p>
          </table:table-cell>
          <table:table-cell table:content-validation-name="val14" office:value-type="string" calcext:value-type="string">
            <text:p>J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ännlich</text:p>
          </table:table-cell>
          <table:table-cell table:content-validation-name="val15" office:value-type="string" calcext:value-type="string">
            <text:p>Nein</text:p>
          </table:table-cell>
          <table:table-cell table:content-validation-name="val16" office:value-type="string" calcext:value-type="string">
            <text:p>Ja</text:p>
          </table:table-cell>
          <table:table-cell table:number-columns-repeated="2" table:content-validation-name="val16" office:value-type="string" calcext:value-type="string">
            <text:p>Nein</text:p>
          </table:table-cell>
          <table:table-cell table:content-validation-name="val17" office:value-type="string" calcext:value-type="string">
            <text:p>0 - gar nicht</text:p>
          </table:table-cell>
          <table:table-cell table:content-validation-name="val16" office:value-type="string" calcext:value-type="string">
            <text:p>Nein</text:p>
          </table:table-cell>
          <table:table-cell table:content-validation-name="val18" office:value-type="string" calcext:value-type="string">
            <text:p>Nein</text:p>
          </table:table-cell>
          <table:table-cell table:content-validation-name="val19" office:value-type="string" calcext:value-type="string">
            <text:p>8. Ich bin heterosexuell (Frau)</text:p>
          </table:table-cell>
          <table:table-cell table:content-validation-name="val20" office:value-type="float" office:value="53" calcext:value-type="float">
            <text:p>53</text:p>
          </table:table-cell>
          <table:table-cell table:content-validation-name="val21" office:value-type="string" calcext:value-type="string">
            <text:p>5. In Trennung/ geschieden von einem Mann</text:p>
          </table:table-cell>
          <table:table-cell table:content-validation-name="val22" office:value-type="string" calcext:value-type="string">
            <text:p>5. Abschluss einer höheren Fachschule</text:p>
          </table:table-cell>
          <table:table-cell table:content-validation-name="val23" office:value-type="string" calcext:value-type="string">
            <text:p>4. Facharbeiter*in</text:p>
          </table:table-cell>
          <table:table-cell table:content-validation-name="val24" office:value-type="string" calcext:value-type="string">
            <text:p>6. Über 1 Million</text:p>
          </table:table-cell>
          <table:table-cell table:content-validation-name="val25" office:value-type="string" calcext:value-type="string">
            <text:p>1. In Berlin</text:p>
          </table:table-cell>
          <table:table-cell office:value-type="string" calcext:value-type="string">
            <text:p>Polnisch</text:p>
          </table:table-cell>
          <table:table-cell table:content-validation-name="val26" office:value-type="string" calcext:value-type="string">
            <text:p>1. Nein</text:p>
          </table:table-cell>
          <table:table-cell table:content-validation-name="val27" office:value-type="string" calcext:value-type="string">
            <text:p>ja</text:p>
          </table:table-cell>
          <table:table-cell table:number-columns-repeated="98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content-validation-name="val1" office:value-type="string" calcext:value-type="string">
            <text:p>1. Betroffener: persönlich</text:p>
          </table:table-cell>
          <table:table-cell table:content-validation-name="val2" office:value-type="string" calcext:value-type="string">
            <text:p>7. Anderes</text:p>
          </table:table-cell>
          <table:table-cell table:content-validation-name="val4" office:value-type="string" calcext:value-type="string">
            <text:p>14. sexuelle Nötigung, Vergewaltigung</text:p>
          </table:table-cell>
          <table:table-cell table:content-validation-name="val5" office:value-type="string" calcext:value-type="string">
            <text:p>Mit sexuellem Übergriff/Vergewaltigung bedroht worden</text:p>
          </table:table-cell>
          <table:table-cell/>
          <table:table-cell table:content-validation-name="val6" office:value-type="date" office:date-value="2020-07-07" calcext:value-type="date">
            <text:p>07.07.20</text:p>
          </table:table-cell>
          <table:table-cell office:value-type="time" office:time-value="PT18H45M45S" calcext:value-type="time">
            <text:p>18:45</text:p>
          </table:table-cell>
          <table:table-cell table:number-columns-repeated="3" table:content-validation-name="val9" office:value-type="string" calcext:value-type="string">
            <text:p>ja</text:p>
          </table:table-cell>
          <table:table-cell table:content-validation-name="val10" office:value-type="string" calcext:value-type="string">
            <text:p>Sonstiges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 office:value-type="string" calcext:value-type="string">
            <text:p>20 Zehlendorf</text:p>
          </table:table-cell>
          <table:table-cell office:value-type="string" calcext:value-type="string">
            <text:p>S-bahn Station Zehlendorf</text:p>
          </table:table-cell>
          <table:table-cell office:value-type="string" calcext:value-type="string">
            <text:p>52.43113362460496, 13.258772538198462</text:p>
          </table:table-cell>
          <table:table-cell table:style-name="Default" table:formula="of:=SEARCH(&quot;,&quot;;[.P15])" office:value-type="float" office:value="18" calcext:value-type="float">
            <text:p>18</text:p>
          </table:table-cell>
          <table:table-cell table:style-name="Default" table:formula="of:=MID([.P15];1;[.Q15]-1)" office:value-type="string" office:string-value="52.43113362460496" calcext:value-type="string">
            <text:p>52.43113362460496</text:p>
          </table:table-cell>
          <table:table-cell table:style-name="Default" table:formula="of:=MID([.P15];[.Q15]+2;19)" office:value-type="string" office:string-value="13.258772538198462" calcext:value-type="string">
            <text:p>13.258772538198462</text:p>
          </table:table-cell>
          <table:table-cell table:content-validation-name="val13" office:value-type="string" calcext:value-type="string">
            <text:p>3. öffentliche Verkehrsmittel</text:p>
          </table:table-cell>
          <table:table-cell table:content-validation-name="val14"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nnlich</text:p>
          </table:table-cell>
          <table:table-cell table:content-validation-name="val15" office:value-type="string" calcext:value-type="string">
            <text:p>Nein</text:p>
          </table:table-cell>
          <table:table-cell table:number-columns-repeated="2" table:content-validation-name="val16" office:value-type="string" calcext:value-type="string">
            <text:p>Nein</text:p>
          </table:table-cell>
          <table:table-cell table:content-validation-name="val16" office:value-type="string" calcext:value-type="string">
            <text:p>Ja</text:p>
          </table:table-cell>
          <table:table-cell table:content-validation-name="val17" office:value-type="string" calcext:value-type="string">
            <text:p>4 - sehr</text:p>
          </table:table-cell>
          <table:table-cell table:content-validation-name="val16" office:value-type="string" calcext:value-type="string">
            <text:p>Nein</text:p>
          </table:table-cell>
          <table:table-cell table:content-validation-name="val18" office:value-type="string" calcext:value-type="string">
            <text:p>Ja 1 Mal</text:p>
          </table:table-cell>
          <table:table-cell table:content-validation-name="val19" office:value-type="string" calcext:value-type="string">
            <text:p>11. Ich bin anderes, und zwar:</text:p>
          </table:table-cell>
          <table:table-cell table:content-validation-name="val20" office:value-type="float" office:value="29" calcext:value-type="float">
            <text:p>29</text:p>
          </table:table-cell>
          <table:table-cell table:content-validation-name="val21" office:value-type="string" calcext:value-type="string">
            <text:p>4. In fester Beziehung mit Mann und Frau</text:p>
          </table:table-cell>
          <table:table-cell table:content-validation-name="val22" office:value-type="string" calcext:value-type="string">
            <text:p>2. Haupt-/Volksschule/POS, 8./9.Klasse</text:p>
          </table:table-cell>
          <table:table-cell table:content-validation-name="val23" office:value-type="string" calcext:value-type="string">
            <text:p>3. Ungelernte*r oder angelernte*r Arbeiter*in</text:p>
          </table:table-cell>
          <table:table-cell table:content-validation-name="val24" office:value-type="string" calcext:value-type="string">
            <text:p>5. 500.000 - 1 Million</text:p>
          </table:table-cell>
          <table:table-cell table:content-validation-name="val25" office:value-type="string" calcext:value-type="string">
            <text:p>3. Anderer Ort:</text:p>
          </table:table-cell>
          <table:table-cell office:value-type="string" calcext:value-type="string">
            <text:p>Kroatisch</text:p>
          </table:table-cell>
          <table:table-cell table:content-validation-name="val26" office:value-type="string" calcext:value-type="string">
            <text:p>8. Bürgerinitiativen/ politische Gruppen</text:p>
          </table:table-cell>
          <table:table-cell table:content-validation-name="val27" office:value-type="string" calcext:value-type="string">
            <text:p>ja</text:p>
          </table:table-cell>
          <table:table-cell table:number-columns-repeated="98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content-validation-name="val1" office:value-type="string" calcext:value-type="string">
            <text:p>2. Betroffener: telefonisch</text:p>
          </table:table-cell>
          <table:table-cell table:content-validation-name="val2" office:value-type="string" calcext:value-type="string">
            <text:p>1. Ich selbst</text:p>
          </table:table-cell>
          <table:table-cell table:content-validation-name="val4" office:value-type="string" calcext:value-type="string">
            <text:p>15. Stalking</text:p>
          </table:table-cell>
          <table:table-cell table:content-validation-name="val5" office:value-type="string" calcext:value-type="string">
            <text:p>Körperlich leicht verletzt worden</text:p>
          </table:table-cell>
          <table:table-cell/>
          <table:table-cell table:content-validation-name="val6" office:value-type="date" office:date-value="2020-08-08" calcext:value-type="date">
            <text:p>08.08.20</text:p>
          </table:table-cell>
          <table:table-cell office:value-type="time" office:time-value="PT19H15M15S" calcext:value-type="time">
            <text:p>19:15</text:p>
          </table:table-cell>
          <table:table-cell table:number-columns-repeated="3"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Gar nicht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content-validation-name="val1" office:value-type="string" calcext:value-type="string">
            <text:p>3. Betroffener: Mail, online-Fragebogen, Fax</text:p>
          </table:table-cell>
          <table:table-cell table:content-validation-name="val2" office:value-type="string" calcext:value-type="string">
            <text:p>2. Mein*e Freund*in/Lebenspartner*in</text:p>
          </table:table-cell>
          <table:table-cell table:content-validation-name="val4" office:value-type="string" calcext:value-type="string">
            <text:p>16. Tötung/ mit Todesfolge</text:p>
          </table:table-cell>
          <table:table-cell table:content-validation-name="val5" office:value-type="string" calcext:value-type="string">
            <text:p>Körperlich schwer verletzt worden</text:p>
          </table:table-cell>
          <table:table-cell/>
          <table:table-cell table:content-validation-name="val6" office:value-type="date" office:date-value="2020-09-09" calcext:value-type="date">
            <text:p>09.09.20</text:p>
          </table:table-cell>
          <table:table-cell office:value-type="time" office:time-value="PT20H00M00S" calcext:value-type="time">
            <text:p>20:00</text:p>
          </table:table-cell>
          <table:table-cell table:number-columns-repeated="3" table:content-validation-name="val9" office:value-type="string" calcext:value-type="string">
            <text:p>ja</text:p>
          </table:table-cell>
          <table:table-cell table:content-validation-name="val10" office:value-type="string" calcext:value-type="string">
            <text:p>Nur kurz an diesem Tag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content-validation-name="val1" office:value-type="string" calcext:value-type="string">
            <text:p>1. Betroffener: persönlich</text:p>
          </table:table-cell>
          <table:table-cell table:content-validation-name="val2" office:value-type="string" calcext:value-type="string">
            <text:p>3. Ein mir nahestehender Mensch</text:p>
          </table:table-cell>
          <table:table-cell table:content-validation-name="val4" office:value-type="string" calcext:value-type="string">
            <text:p>17. anderes</text:p>
          </table:table-cell>
          <table:table-cell table:content-validation-name="val5" office:value-type="string" calcext:value-type="string">
            <text:p>Anderes</text:p>
          </table:table-cell>
          <table:table-cell/>
          <table:table-cell table:content-validation-name="val6" office:value-type="date" office:date-value="2020-10-10" calcext:value-type="date">
            <text:p>10.10.20</text:p>
          </table:table-cell>
          <table:table-cell office:value-type="time" office:time-value="PT21H45M45S" calcext:value-type="time">
            <text:p>21:45</text:p>
          </table:table-cell>
          <table:table-cell table:number-columns-repeated="3"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Noch einige Tage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content-validation-name="val1" office:value-type="string" calcext:value-type="string">
            <text:p>5. andere</text:p>
          </table:table-cell>
          <table:table-cell table:content-validation-name="val2" office:value-type="string" calcext:value-type="string">
            <text:p>4. Eine mir bekannte Person</text:p>
          </table:table-cell>
          <table:table-cell table:content-validation-name="val4" office:value-type="string" calcext:value-type="string">
            <text:p>6. Diebstahl (Straße, Lokal) mit sex. Nötigung</text:p>
          </table:table-cell>
          <table:table-cell table:content-validation-name="val5" office:value-type="string" calcext:value-type="string">
            <text:p>Angepöbelt worden</text:p>
          </table:table-cell>
          <table:table-cell/>
          <table:table-cell table:content-validation-name="val6" office:value-type="date" office:date-value="2020-11-11" calcext:value-type="date">
            <text:p>11.11.20</text:p>
          </table:table-cell>
          <table:table-cell office:value-type="time" office:time-value="PT22H00M00S" calcext:value-type="time">
            <text:p>22:00</text:p>
          </table:table-cell>
          <table:table-cell table:number-columns-repeated="3" table:content-validation-name="val9" office:value-type="string" calcext:value-type="string">
            <text:p>ja</text:p>
          </table:table-cell>
          <table:table-cell table:content-validation-name="val10" office:value-type="string" calcext:value-type="string">
            <text:p>Mehrere Wochen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content-validation-name="val1" office:value-type="string" calcext:value-type="string">
            <text:p>2. Betroffener: telefonisch</text:p>
          </table:table-cell>
          <table:table-cell table:content-validation-name="val2" office:value-type="string" calcext:value-type="string">
            <text:p>5. Eine mir unbekannte Person</text:p>
          </table:table-cell>
          <table:table-cell table:content-validation-name="val4" office:value-type="string" calcext:value-type="string">
            <text:p>7. Diebstahl (Straße, Lokal), Trickdiebstahl</text:p>
          </table:table-cell>
          <table:table-cell table:content-validation-name="val5" office:value-type="string" calcext:value-type="string">
            <text:p>Beleidigt worden</text:p>
          </table:table-cell>
          <table:table-cell/>
          <table:table-cell table:content-validation-name="val6" office:value-type="date" office:date-value="2020-12-12" calcext:value-type="date">
            <text:p>12.12.20</text:p>
          </table:table-cell>
          <table:table-cell office:value-type="time" office:time-value="PT23H00M00S" calcext:value-type="time">
            <text:p>23:00</text:p>
          </table:table-cell>
          <table:table-cell table:number-columns-repeated="3"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Sehr lange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content-validation-name="val1" office:value-type="string" calcext:value-type="string">
            <text:p>1. Betroffener: persönlich</text:p>
          </table:table-cell>
          <table:table-cell table:content-validation-name="val2" office:value-type="string" calcext:value-type="string">
            <text:p>6. Ich habe von der Gewalttat gehört</text:p>
          </table:table-cell>
          <table:table-cell table:content-validation-name="val4" office:value-type="string" calcext:value-type="string">
            <text:p>8. einfache Sachbeschädigung</text:p>
          </table:table-cell>
          <table:table-cell table:content-validation-name="val5" office:value-type="string" calcext:value-type="string">
            <text:p>Verbal bedroht worden</text:p>
          </table:table-cell>
          <table:table-cell/>
          <table:table-cell table:content-validation-name="val6" office:value-type="date" office:date-value="2020-01-11" calcext:value-type="date">
            <text:p>11.01.20</text:p>
          </table:table-cell>
          <table:table-cell office:value-type="time" office:time-value="PT24H15M15S" calcext:value-type="time">
            <text:p>00:15</text:p>
          </table:table-cell>
          <table:table-cell table:number-columns-repeated="3" table:content-validation-name="val9" office:value-type="string" calcext:value-type="string">
            <text:p>ja</text:p>
          </table:table-cell>
          <table:table-cell table:content-validation-name="val10" office:value-type="string" calcext:value-type="string">
            <text:p>Beschäftigt mich immer noch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content-validation-name="val1" office:value-type="string" calcext:value-type="string">
            <text:p>2. Betroffener: telefonisch</text:p>
          </table:table-cell>
          <table:table-cell table:content-validation-name="val2" office:value-type="string" calcext:value-type="string">
            <text:p>7. Anderes</text:p>
          </table:table-cell>
          <table:table-cell table:content-validation-name="val4" office:value-type="string" calcext:value-type="string">
            <text:p>9. Häusliche Gewalt (Körperverletzung, Nötigung)</text:p>
          </table:table-cell>
          <table:table-cell table:content-validation-name="val5" office:value-type="string" calcext:value-type="string">
            <text:p>Erpresst worden</text:p>
          </table:table-cell>
          <table:table-cell/>
          <table:table-cell table:content-validation-name="val6" office:value-type="date" office:date-value="2020-02-12" calcext:value-type="date">
            <text:p>12.02.20</text:p>
          </table:table-cell>
          <table:table-cell office:value-type="time" office:time-value="PT01H00M00S" calcext:value-type="time">
            <text:p>01:00</text:p>
          </table:table-cell>
          <table:table-cell table:number-columns-repeated="3"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Sonstiges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content-validation-name="val1" office:value-type="string" calcext:value-type="string">
            <text:p>3. Betroffener: Mail, online-Fragebogen, Fax</text:p>
          </table:table-cell>
          <table:table-cell table:content-validation-name="val2" office:value-type="string" calcext:value-type="string">
            <text:p>1. Ich selbst</text:p>
          </table:table-cell>
          <table:table-cell table:content-validation-name="val4" office:value-type="string" calcext:value-type="string">
            <text:p>10. Körperverletzung, gefährl. Körperverletzung (auch Versuch)</text:p>
          </table:table-cell>
          <table:table-cell table:content-validation-name="val5" office:value-type="string" calcext:value-type="string">
            <text:p>Abgezogen bzw. bestohlen worden</text:p>
          </table:table-cell>
          <table:table-cell/>
          <table:table-cell table:content-validation-name="val6" office:value-type="date" office:date-value="2020-03-13" calcext:value-type="date">
            <text:p>13.03.20</text:p>
          </table:table-cell>
          <table:table-cell office:value-type="time" office:time-value="PT02H30M30S" calcext:value-type="time">
            <text:p>02:30</text:p>
          </table:table-cell>
          <table:table-cell table:number-columns-repeated="3" table:content-validation-name="val9" office:value-type="string" calcext:value-type="string">
            <text:p>ja</text:p>
          </table:table-cell>
          <table:table-cell table:content-validation-name="val10" office:value-type="string" calcext:value-type="string">
            <text:p>Gar nicht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content-validation-name="val1" office:value-type="string" calcext:value-type="string">
            <text:p>1. Betroffener: persönlich</text:p>
          </table:table-cell>
          <table:table-cell table:content-validation-name="val2" office:value-type="string" calcext:value-type="string">
            <text:p>2. Mein*e Freund*in/Lebenspartner*in</text:p>
          </table:table-cell>
          <table:table-cell table:content-validation-name="val4" office:value-type="string" calcext:value-type="string">
            <text:p>11. Nötigung und Bedrohung</text:p>
          </table:table-cell>
          <table:table-cell table:content-validation-name="val5" office:value-type="string" calcext:value-type="string">
            <text:p>Mit Körpergewalt bedroht worden</text:p>
          </table:table-cell>
          <table:table-cell/>
          <table:table-cell table:content-validation-name="val6" office:value-type="date" office:date-value="2020-04-14" calcext:value-type="date">
            <text:p>14.04.20</text:p>
          </table:table-cell>
          <table:table-cell office:value-type="time" office:time-value="PT03H00M00S" calcext:value-type="time">
            <text:p>03:00</text:p>
          </table:table-cell>
          <table:table-cell table:number-columns-repeated="3"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Nur kurz an diesem Tag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content-validation-name="val1" office:value-type="string" calcext:value-type="string">
            <text:p>5. andere</text:p>
          </table:table-cell>
          <table:table-cell table:content-validation-name="val2" office:value-type="string" calcext:value-type="string">
            <text:p>3. Ein mir nahestehender Mensch</text:p>
          </table:table-cell>
          <table:table-cell table:content-validation-name="val4" office:value-type="string" calcext:value-type="string">
            <text:p>12. Raub auf Straße</text:p>
          </table:table-cell>
          <table:table-cell table:content-validation-name="val5" office:value-type="string" calcext:value-type="string">
            <text:p>Mit sexuellem Übergriff/Vergewaltigung bedroht worden</text:p>
          </table:table-cell>
          <table:table-cell/>
          <table:table-cell table:content-validation-name="val6" office:value-type="date" office:date-value="2020-05-15" calcext:value-type="date">
            <text:p>15.05.20</text:p>
          </table:table-cell>
          <table:table-cell office:value-type="time" office:time-value="PT04H45M45S" calcext:value-type="time">
            <text:p>04:45</text:p>
          </table:table-cell>
          <table:table-cell table:number-columns-repeated="3" table:content-validation-name="val9" office:value-type="string" calcext:value-type="string">
            <text:p>ja</text:p>
          </table:table-cell>
          <table:table-cell table:content-validation-name="val10" office:value-type="string" calcext:value-type="string">
            <text:p>Noch einige Tage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content-validation-name="val1" office:value-type="string" calcext:value-type="string">
            <text:p>2. Betroffener: telefonisch</text:p>
          </table:table-cell>
          <table:table-cell table:content-validation-name="val2" office:value-type="string" calcext:value-type="string">
            <text:p>4. Eine mir bekannte Person</text:p>
          </table:table-cell>
          <table:table-cell table:content-validation-name="val4" office:value-type="string" calcext:value-type="string">
            <text:p>13. Raub in Wohnung</text:p>
          </table:table-cell>
          <table:table-cell table:content-validation-name="val5" office:value-type="string" calcext:value-type="string">
            <text:p>Körperlich leicht verletzt worden</text:p>
          </table:table-cell>
          <table:table-cell/>
          <table:table-cell table:content-validation-name="val6" office:value-type="date" office:date-value="2020-06-16" calcext:value-type="date">
            <text:p>16.06.20</text:p>
          </table:table-cell>
          <table:table-cell office:value-type="time" office:time-value="PT05H00M00S" calcext:value-type="time">
            <text:p>05:00</text:p>
          </table:table-cell>
          <table:table-cell table:number-columns-repeated="3"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Mehrere Wochen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content-validation-name="val1" office:value-type="string" calcext:value-type="string">
            <text:p>1. Betroffener: persönlich</text:p>
          </table:table-cell>
          <table:table-cell table:content-validation-name="val2" office:value-type="string" calcext:value-type="string">
            <text:p>5. Eine mir unbekannte Person</text:p>
          </table:table-cell>
          <table:table-cell table:content-validation-name="val4" office:value-type="string" calcext:value-type="string">
            <text:p>1. Anfragen wegen Polizeimaßnahmen </text:p>
          </table:table-cell>
          <table:table-cell table:content-validation-name="val5" office:value-type="string" calcext:value-type="string">
            <text:p>Körperlich schwer verletzt worden</text:p>
          </table:table-cell>
          <table:table-cell/>
          <table:table-cell table:content-validation-name="val6" office:value-type="date" office:date-value="2020-07-17" calcext:value-type="date">
            <text:p>17.07.20</text:p>
          </table:table-cell>
          <table:table-cell office:value-type="time" office:time-value="PT06H45M45S" calcext:value-type="time">
            <text:p>06:45</text:p>
          </table:table-cell>
          <table:table-cell table:number-columns-repeated="3" table:content-validation-name="val9" office:value-type="string" calcext:value-type="string">
            <text:p>ja</text:p>
          </table:table-cell>
          <table:table-cell table:content-validation-name="val10" office:value-type="string" calcext:value-type="string">
            <text:p>Sehr lange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content-validation-name="val1" office:value-type="string" calcext:value-type="string">
            <text:p>2. Betroffener: telefonisch</text:p>
          </table:table-cell>
          <table:table-cell table:content-validation-name="val2" office:value-type="string" calcext:value-type="string">
            <text:p>6. Ich habe von der Gewalttat gehört</text:p>
          </table:table-cell>
          <table:table-cell table:content-validation-name="val4" office:value-type="string" calcext:value-type="string">
            <text:p>14. sexuelle Nötigung, Vergewaltigung</text:p>
          </table:table-cell>
          <table:table-cell table:content-validation-name="val5" office:value-type="string" calcext:value-type="string">
            <text:p>Anderes</text:p>
          </table:table-cell>
          <table:table-cell/>
          <table:table-cell table:content-validation-name="val6" office:value-type="date" office:date-value="2020-08-18" calcext:value-type="date">
            <text:p>18.08.20</text:p>
          </table:table-cell>
          <table:table-cell office:value-type="time" office:time-value="PT07H00M00S" calcext:value-type="time">
            <text:p>07:00</text:p>
          </table:table-cell>
          <table:table-cell table:number-columns-repeated="3"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Beschäftigt mich immer noch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content-validation-name="val1" office:value-type="string" calcext:value-type="string">
            <text:p>3. Betroffener: Mail, online-Fragebogen, Fax</text:p>
          </table:table-cell>
          <table:table-cell table:content-validation-name="val2" office:value-type="string" calcext:value-type="string">
            <text:p>7. Anderes</text:p>
          </table:table-cell>
          <table:table-cell table:content-validation-name="val4" office:value-type="string" calcext:value-type="string">
            <text:p>15. Stalking</text:p>
          </table:table-cell>
          <table:table-cell table:content-validation-name="val5" office:value-type="string" calcext:value-type="string">
            <text:p>Angepöbelt worden</text:p>
          </table:table-cell>
          <table:table-cell/>
          <table:table-cell table:content-validation-name="val6" office:value-type="date" office:date-value="2020-09-19" calcext:value-type="date">
            <text:p>19.09.20</text:p>
          </table:table-cell>
          <table:table-cell office:value-type="time" office:time-value="PT08H00M00S" calcext:value-type="time">
            <text:p>08:00</text:p>
          </table:table-cell>
          <table:table-cell table:number-columns-repeated="3" table:content-validation-name="val9" office:value-type="string" calcext:value-type="string">
            <text:p>ja</text:p>
          </table:table-cell>
          <table:table-cell table:content-validation-name="val10" office:value-type="string" calcext:value-type="string">
            <text:p>Sonstiges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content-validation-name="val1" office:value-type="string" calcext:value-type="string">
            <text:p>1. Betroffener: persönlich</text:p>
          </table:table-cell>
          <table:table-cell table:content-validation-name="val2" office:value-type="string" calcext:value-type="string">
            <text:p>1. Ich selbst</text:p>
          </table:table-cell>
          <table:table-cell table:content-validation-name="val4" office:value-type="string" calcext:value-type="string">
            <text:p>16. Tötung/ mit Todesfolge</text:p>
          </table:table-cell>
          <table:table-cell table:content-validation-name="val5" office:value-type="string" calcext:value-type="string">
            <text:p>Beleidigt worden</text:p>
          </table:table-cell>
          <table:table-cell/>
          <table:table-cell table:content-validation-name="val6" office:value-type="date" office:date-value="2020-10-10" calcext:value-type="date">
            <text:p>10.10.20</text:p>
          </table:table-cell>
          <table:table-cell office:value-type="time" office:time-value="PT09H30M30S" calcext:value-type="time">
            <text:p>09:30</text:p>
          </table:table-cell>
          <table:table-cell table:number-columns-repeated="3"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Gar nicht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content-validation-name="val1" office:value-type="string" calcext:value-type="string">
            <text:p>5. andere</text:p>
          </table:table-cell>
          <table:table-cell table:content-validation-name="val2" office:value-type="string" calcext:value-type="string">
            <text:p>2. Mein*e Freund*in/Lebenspartner*in</text:p>
          </table:table-cell>
          <table:table-cell table:content-validation-name="val4" office:value-type="string" calcext:value-type="string">
            <text:p>17. anderes</text:p>
          </table:table-cell>
          <table:table-cell table:content-validation-name="val5" office:value-type="string" calcext:value-type="string">
            <text:p>Verbal bedroht worden</text:p>
          </table:table-cell>
          <table:table-cell/>
          <table:table-cell table:content-validation-name="val6" office:value-type="date" office:date-value="2020-11-10" calcext:value-type="date">
            <text:p>10.11.20</text:p>
          </table:table-cell>
          <table:table-cell office:value-type="time" office:time-value="PT10H00M00S" calcext:value-type="time">
            <text:p>10:00</text:p>
          </table:table-cell>
          <table:table-cell table:number-columns-repeated="3" table:content-validation-name="val9" office:value-type="string" calcext:value-type="string">
            <text:p>ja</text:p>
          </table:table-cell>
          <table:table-cell table:content-validation-name="val10" office:value-type="string" calcext:value-type="string">
            <text:p>Nur kurz an diesem Tag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content-validation-name="val1" office:value-type="string" calcext:value-type="string">
            <text:p>1. Betroffener: persönlich</text:p>
          </table:table-cell>
          <table:table-cell table:content-validation-name="val2" office:value-type="string" calcext:value-type="string">
            <text:p>3. Ein mir nahestehender Mensch</text:p>
          </table:table-cell>
          <table:table-cell table:content-validation-name="val4" office:value-type="string" calcext:value-type="string">
            <text:p>1. Anfragen wegen Polizeimaßnahmen </text:p>
          </table:table-cell>
          <table:table-cell table:content-validation-name="val5" office:value-type="string" calcext:value-type="string">
            <text:p>Erpresst worden</text:p>
          </table:table-cell>
          <table:table-cell/>
          <table:table-cell table:content-validation-name="val6" office:value-type="date" office:date-value="2020-12-10" calcext:value-type="date">
            <text:p>10.12.20</text:p>
          </table:table-cell>
          <table:table-cell office:value-type="time" office:time-value="PT11H15M15S" calcext:value-type="time">
            <text:p>11:15</text:p>
          </table:table-cell>
          <table:table-cell table:number-columns-repeated="3" table:content-validation-name="val9" office:value-type="string" calcext:value-type="string">
            <text:p>nein</text:p>
          </table:table-cell>
          <table:table-cell table:content-validation-name="val10" office:value-type="string" calcext:value-type="string">
            <text:p>Noch einige Tage</text:p>
          </table:table-cell>
          <table:table-cell table:content-validation-name="val11" office:value-type="string" calcext:value-type="string">
            <text:p>Berlin</text:p>
          </table:table-cell>
          <table:table-cell table:content-validation-name="val12"/>
          <table:table-cell table:number-columns-repeated="5"/>
          <table:table-cell table:content-validation-name="val13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 table:number-rows-repeated="2">
          <table:table-cell/>
          <table:table-cell table:content-validation-name="val1"/>
          <table:table-cell table:content-validation-name="val2"/>
          <table:table-cell table:content-validation-name="val4"/>
          <table:table-cell table:style-name="ce5" table:content-validation-name="val5"/>
          <table:table-cell/>
          <table:table-cell table:style-name="ce5" table:content-validation-name="val6"/>
          <table:table-cell table:style-name="ce5" table:content-validation-name="val8"/>
          <table:table-cell table:content-validation-name="val9" table:number-columns-repeated="3"/>
          <table:table-cell table:content-validation-name="val10"/>
          <table:table-cell table:content-validation-name="val11"/>
          <table:table-cell table:content-validation-name="val12"/>
          <table:table-cell table:number-columns-repeated="6"/>
          <table:table-cell table:content-validation-name="val14"/>
          <table:table-cell table:number-columns-repeated="3"/>
          <table:table-cell table:content-validation-name="val15"/>
          <table:table-cell table:content-validation-name="val16" table:number-columns-repeated="3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 table:number-rows-repeated="25">
          <table:table-cell/>
          <table:table-cell table:content-validation-name="val1"/>
          <table:table-cell table:content-validation-name="val2"/>
          <table:table-cell table:content-validation-name="val4"/>
          <table:table-cell table:style-name="ce5" table:content-validation-name="val5"/>
          <table:table-cell/>
          <table:table-cell table:style-name="ce5" table:content-validation-name="val6"/>
          <table:table-cell table:style-name="ce5" table:content-validation-name="val8"/>
          <table:table-cell table:content-validation-name="val9" table:number-columns-repeated="3"/>
          <table:table-cell table:content-validation-name="val10"/>
          <table:table-cell table:content-validation-name="val11"/>
          <table:table-cell table:content-validation-name="val12"/>
          <table:table-cell table:number-columns-repeated="6"/>
          <table:table-cell table:content-validation-name="val14"/>
          <table:table-cell table:number-columns-repeated="3"/>
          <table:table-cell table:content-validation-name="val15"/>
          <table:table-cell table:content-validation-name="val10"/>
          <table:table-cell table:content-validation-name="val16" table:number-columns-repeated="2"/>
          <table:table-cell table:content-validation-name="val17"/>
          <table:table-cell table:content-validation-name="val16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/>
          <table:table-cell table:content-validation-name="val26"/>
          <table:table-cell table:content-validation-name="val27"/>
          <table:table-cell table:number-columns-repeated="983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4"/>
          <table:table-cell table:style-name="ce22" table:content-validation-name="val5"/>
          <table:table-cell table:style-name="ce22"/>
          <table:table-cell table:style-name="ce22" table:content-validation-name="val6"/>
          <table:table-cell table:style-name="ce22" table:content-validation-name="val8"/>
          <table:table-cell table:style-name="ce22" table:content-validation-name="val9" table:number-columns-repeated="3"/>
          <table:table-cell table:style-name="ce22" table:content-validation-name="val10"/>
          <table:table-cell table:style-name="ce22" table:content-validation-name="val11"/>
          <table:table-cell table:content-validation-name="val12"/>
          <table:table-cell table:style-name="ce22" table:number-columns-repeated="6"/>
          <table:table-cell table:style-name="ce22" table:content-validation-name="val14"/>
          <table:table-cell table:style-name="ce22" table:number-columns-repeated="3"/>
          <table:table-cell table:style-name="ce22" table:content-validation-name="val15"/>
          <table:table-cell table:style-name="ce22" table:content-validation-name="val10"/>
          <table:table-cell table:style-name="ce22" table:content-validation-name="val16" table:number-columns-repeated="2"/>
          <table:table-cell table:style-name="ce22" table:content-validation-name="val17"/>
          <table:table-cell table:style-name="ce22" table:content-validation-name="val16"/>
          <table:table-cell table:style-name="ce22" table:content-validation-name="val18"/>
          <table:table-cell table:style-name="ce22" table:content-validation-name="val19"/>
          <table:table-cell table:content-validation-name="val20"/>
          <table:table-cell table:style-name="ce22" table:content-validation-name="val21"/>
          <table:table-cell table:style-name="ce22" table:content-validation-name="val22"/>
          <table:table-cell table:style-name="ce22" table:content-validation-name="val23"/>
          <table:table-cell table:style-name="ce22" table:content-validation-name="val24"/>
          <table:table-cell table:style-name="ce22" table:content-validation-name="val25"/>
          <table:table-cell table:style-name="ce22"/>
          <table:table-cell table:style-name="ce22" table:content-validation-name="val26"/>
          <table:table-cell table:style-name="ce22" table:content-validation-name="val27"/>
          <table:table-cell table:style-name="ce22"/>
          <table:table-cell table:style-name="ce9"/>
          <table:table-cell table:number-columns-repeated="981"/>
        </table:table-row>
        <table:table-row table:style-name="ro2" table:number-rows-repeated="3">
          <table:table-cell table:number-columns-repeated="2"/>
          <table:table-cell table:style-name="ce6" table:content-validation-name="val3" table:number-columns-repeated="2"/>
          <table:table-cell table:style-name="Default" table:number-columns-repeated="9"/>
          <table:table-cell table:content-validation-name="val12"/>
          <table:table-cell table:style-name="Default" table:number-columns-repeated="29"/>
          <table:table-cell table:number-columns-repeated="981"/>
        </table:table-row>
        <table:table-row table:style-name="ro2" table:number-rows-repeated="14">
          <table:table-cell table:number-columns-repeated="2"/>
          <table:table-cell table:style-name="ce6" table:content-validation-name="val3" table:number-columns-repeated="2"/>
          <table:table-cell table:style-name="Default" table:number-columns-repeated="39"/>
          <table:table-cell table:number-columns-repeated="981"/>
        </table:table-row>
        <table:table-row table:style-name="ro2">
          <table:table-cell table:number-columns-repeated="2"/>
          <table:table-cell table:style-name="ce6" table:content-validation-name="val3" table:number-columns-repeated="2"/>
          <table:table-cell table:style-name="Default" table:number-columns-repeated="39"/>
          <table:table-cell table:number-columns-repeated="98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.00.0000</text:date>, <text:time style:data-style-name="N2" text:time-value="10:20:42.73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0:15:28.107000000</meta:creation-date>
    <meta:generator>LibreOffice/7.3.0.3$Windows_X86_64 LibreOffice_project/0f246aa12d0eee4a0f7adcefbf7c878fc2238db3</meta:generator>
    <meta:editing-duration>PT3H47M5S</meta:editing-duration>
    <meta:editing-cycles>32</meta:editing-cycles>
    <dc:date>2022-05-24T10:23:01.379000000</dc:date>
    <meta:document-statistic meta:table-count="1" meta:cell-count="793" meta:object-count="0"/>
  </office:meta>
</office:document-meta>
</file>